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988cm" fo:break-before="auto" style:use-optimal-row-height="true"/>
    </style:style>
    <style:style style:name="ro3" style:family="table-row">
      <style:table-row-properties style:row-height="8.223cm" fo:break-before="auto" style:use-optimal-row-height="true"/>
    </style:style>
    <style:style style:name="ro4" style:family="table-row">
      <style:table-row-properties style:row-height="2.378cm" fo:break-before="auto" style:use-optimal-row-height="true"/>
    </style:style>
    <style:style style:name="ro5" style:family="table-row">
      <style:table-row-properties style:row-height="1.598cm" fo:break-before="auto" style:use-optimal-row-height="true"/>
    </style:style>
    <style:style style:name="ro6" style:family="table-row">
      <style:table-row-properties style:row-height="3.547cm" fo:break-before="auto" style:use-optimal-row-height="true"/>
    </style:style>
    <style:style style:name="ro7" style:family="table-row">
      <style:table-row-properties style:row-height="3.942cm" fo:break-before="auto" style:use-optimal-row-height="true"/>
    </style:style>
    <style:style style:name="ro8" style:family="table-row">
      <style:table-row-properties style:row-height="2.768cm" fo:break-before="auto" style:use-optimal-row-height="true"/>
    </style:style>
    <style:style style:name="ro9" style:family="table-row">
      <style:table-row-properties style:row-height="5.496cm" fo:break-before="auto" style:use-optimal-row-height="true"/>
    </style:style>
    <style:style style:name="ro10" style:family="table-row">
      <style:table-row-properties style:row-height="3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fentity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entity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entity_key;">
            <text:p>DROP TYPE IF EXISTS t_confentity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wdelstats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wdelstats__short;">
            <text:p>DROP TYPE IF EXISTS t_confentity_param_wdelstat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wdelstats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fg_wdelstats__short;">
            <text:p>DROP TYPE IF EXISTS t_cfg_wdelstats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(par_confentity_key t_code_key_by_lng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make_confentitykey(par_confentity_key t_code_key_by_lng) TO user_db&lt;&lt;$db_name$&gt;&gt;_app&lt;&lt;$app_name$&gt;&gt;_data_admin, user_db&lt;&lt;$db_name$&gt;&gt;_app&lt;&lt;$app_name$&gt;&gt;_data_reader;">
            <text:p>GRANT EXECUTE ON FUNCTION make_confentitykey(par_confentity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entitykey(par_confentity_key t_code_key_by_lng);">
            <text:p>DROP FUNCTION IF EXISTS make_confentitykey(par_confentity_key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ake_confentitykey_null() TO user_db&lt;&lt;$db_name$&gt;&gt;_app&lt;&lt;$app_name$&gt;&gt;_data_admin, user_db&lt;&lt;$db_name$&gt;&gt;_app&lt;&lt;$app_name$&gt;&gt;_data_reader;">
            <text:p>GRANT EXECUTE ON FUNCTION make_confentity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entitykey_null();">
            <text:p>DROP FUNCTION IF EXISTS make_confentity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str(par_confentity_str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ake_confentitykey_bystr(par_confentity_str varchar) TO user_db&lt;&lt;$db_name$&gt;&gt;_app&lt;&lt;$app_name$&gt;&gt;_data_admin, user_db&lt;&lt;$db_name$&gt;&gt;_app&lt;&lt;$app_name$&gt;&gt;_data_reader;">
            <text:p>GRANT EXECUTE ON FUNCTION make_confentitykey_bystr(par_confentity_str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entitykey_bystr(par_confentity_str varchar);">
            <text:p>DROP FUNCTION IF EXISTS make_confentitykey_bystr(par_confentity_str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id(par_confentity_id integer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ake_confentitykey_byid(par_confentity_id integer) TO user_db&lt;&lt;$db_name$&gt;&gt;_app&lt;&lt;$app_name$&gt;&gt;_data_admin, user_db&lt;&lt;$db_name$&gt;&gt;_app&lt;&lt;$app_name$&gt;&gt;_data_reader;">
            <text:p>GRANT EXECUTE ON FUNCTION make_confentitykey_byid(par_confentity_id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entitykey_byid(par_confentity_id integer);">
            <text:p>DROP FUNCTION IF EXISTS make_confentitykey_byid(par_confentity_id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de_id_of_confentitykey(par_confentity_key t_confentity_key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code_id_of_confentitykey(par_confentity_key t_confentity_key) TO user_db&lt;&lt;$db_name$&gt;&gt;_app&lt;&lt;$app_name$&gt;&gt;_data_admin, user_db&lt;&lt;$db_name$&gt;&gt;_app&lt;&lt;$app_name$&gt;&gt;_data_reader;">
            <text:p>GRANT EXECUTE ON FUNCTION code_id_of_confentitykey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de_id_of_confentitykey(par_confentity_key t_confentity_key);">
            <text:p>DROP FUNCTION IF EXISTS code_id_of_confentitykey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is_null(par_confentity_key t_confentity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onfentity_is_null(par_confentity_key t_confentity_key) TO user_db&lt;&lt;$db_name$&gt;&gt;_app&lt;&lt;$app_name$&gt;&gt;_data_admin, user_db&lt;&lt;$db_name$&gt;&gt;_app&lt;&lt;$app_name$&gt;&gt;_data_reader;">
            <text:p>GRANT EXECUTE ON FUNCTION confentity_is_null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entity_is_null(par_confentity_key t_confentity_key);">
            <text:p>DROP FUNCTION IF EXISTS confentity_is_null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has_lng(par_confentity_key t_confentity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confentity_has_lng(par_confentity_key t_confentity_key) TO user_db&lt;&lt;$db_name$&gt;&gt;_app&lt;&lt;$app_name$&gt;&gt;_data_admin, user_db&lt;&lt;$db_name$&gt;&gt;_app&lt;&lt;$app_name$&gt;&gt;_data_reader;">
            <text:p>GRANT EXECUTE ON FUNCTION confentity_has_lng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confentity_has_lng(par_confentity_key t_confentity_key);">
            <text:p>DROP FUNCTION IF EXISTS confentity_has_lng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key(par_confentitykey t_confentity_key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onfentitykey(par_confentitykey t_confentity_key) TO user_db&lt;&lt;$db_name$&gt;&gt;_app&lt;&lt;$app_name$&gt;&gt;_data_admin, user_db&lt;&lt;$db_name$&gt;&gt;_app&lt;&lt;$app_name$&gt;&gt;_data_reader;">
            <text:p>GRANT EXECUTE ON FUNCTION show_confentitykey(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entitykey(par_confentitykey t_confentity_key);">
            <text:p>DROP FUNCTION IF EXISTS show_confentitykey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, par_opt_lng boolean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optimized_confentitykey_isit(par_confentitykey t_confentity_key, par_opt_lng boolean) TO user_db&lt;&lt;$db_name$&gt;&gt;_app&lt;&lt;$app_name$&gt;&gt;_data_admin, user_db&lt;&lt;$db_name$&gt;&gt;_app&lt;&lt;$app_name$&gt;&gt;_data_reader;">
            <text:p>GRANT EXECUTE ON FUNCTION optimized_confentitykey_isit(par_confentitykey t_confentity_key, par_opt_lng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entitykey_isit(par_confentitykey t_confentity_key, par_opt_lng boolean);">
            <text:p>DROP FUNCTION IF EXISTS optimized_confentitykey_isit(par_confentitykey t_confentity_key, par_opt_lng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optimized_confentitykey_isit(par_confentitykey t_confentity_key) TO user_db&lt;&lt;$db_name$&gt;&gt;_app&lt;&lt;$app_name$&gt;&gt;_data_admin, user_db&lt;&lt;$db_name$&gt;&gt;_app&lt;&lt;$app_name$&gt;&gt;_data_reader;">
            <text:p>GRANT EXECUTE ON FUNCTION optimized_confentitykey_isit(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optimized_confentitykey_isit(par_confentitykey t_confentity_key);">
            <text:p>DROP FUNCTION IF EXISTS optimized_confentitykey_isit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key(par_ifexists boolean, par_confentitykey t_confentity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_confentitykey(par_ifexists boolean, par_confentitykey t_confentity_key) TO user_db&lt;&lt;$db_name$&gt;&gt;_app&lt;&lt;$app_name$&gt;&gt;_data_admin, user_db&lt;&lt;$db_name$&gt;&gt;_app&lt;&lt;$app_name$&gt;&gt;_data_reader;">
            <text:p>GRANT EXECUTE ON FUNCTION optimize_confentitykey(par_ifexists boolean, 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entitykey(par_ifexists boolean, par_confentitykey t_confentity_key);">
            <text:p>DROP FUNCTION IF EXISTS optimize_confentitykey(par_ifexists boolean, 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default(par_confentity_key t_confentity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get_confentity_default(par_confentity_key t_confentity_key) TO user_db&lt;&lt;$db_name$&gt;&gt;_app&lt;&lt;$app_name$&gt;&gt;_data_admin, user_db&lt;&lt;$db_name$&gt;&gt;_app&lt;&lt;$app_name$&gt;&gt;_data_reader;">
            <text:p>GRANT EXECUTE ON FUNCTION get_confentity_default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get_confentity_default(par_confentity_key t_confentity_key);">
            <text:p>DROP FUNCTION IF EXISTS get_confentity_default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name varchar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get_confentity_id(par_confentity_name varchar) TO user_db&lt;&lt;$db_name$&gt;&gt;_app&lt;&lt;$app_name$&gt;&gt;_data_admin, user_db&lt;&lt;$db_name$&gt;&gt;_app&lt;&lt;$app_name$&gt;&gt;_data_reader;">
            <text:p>GRANT EXECUTE ON FUNCTION get_confentity_id(par_confentity_name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get_confentity_id(par_confentity_name varchar);">
            <text:p>DROP FUNCTION IF EXISTS get_confentity_id(par_confentity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key t_confentity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get_confentity_id(par_confentity_key t_confentity_key) TO user_db&lt;&lt;$db_name$&gt;&gt;_app&lt;&lt;$app_name$&gt;&gt;_data_admin, user_db&lt;&lt;$db_name$&gt;&gt;_app&lt;&lt;$app_name$&gt;&gt;_data_reader;">
            <text:p>GRANT EXECUTE ON FUNCTION get_confentity_id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get_confentity_id(par_confentity_key t_confentity_key);">
            <text:p>DROP FUNCTION IF EXISTS get_confentity_id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entity_names(par_confentity_key t_confentity_key, par_names name_construction_input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add_confentity_names(par_confentity_key t_confentity_key, par_names name_construction_input[])  TO user_db&lt;&lt;$db_name$&gt;&gt;_app&lt;&lt;$app_name$&gt;&gt;_data_admin;">
            <text:p>GRANT EXECUTE ON FUNCTION add_confentity_names(par_confentity_key t_confentity_key, par_names name_construction_input[]) <text:s/>TO user_db&lt;&lt;$db_name$&gt;&gt;_app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add_confentity_names(par_confentity_key t_confentity_key, par_names name_construction_input[]);">
            <text:p>DROP FUNCTION IF EXISTS add_confentity_names(par_confentity_key t_confentity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new_confentity(par_name varchar, par_ifdoesnt_exist boolean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new_confentity(par_name varchar, par_ifdoesnt_exist boolean)  TO user_db&lt;&lt;$db_name$&gt;&gt;_app&lt;&lt;$app_name$&gt;&gt;_data_admin;">
            <text:p>GRANT EXECUTE ON FUNCTION new_confentity(par_name varchar, par_ifdoesnt_exist boolean) <text:s/>TO user_db&lt;&lt;$db_name$&gt;&gt;_app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new_confentity(par_name varchar, par_ifdoesnt_exist boolean);">
            <text:p>DROP FUNCTION IF EXISTS new_confentity(par_name varchar, par_ifdoesnt_exist boolean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new_confentity(&#10;          par_name           varchar&#10;        , par_ifdoesnt_exist boolean&#10;        , par_lng_names      name_construction_input[]&#10;        )  TO user_db&lt;&lt;$db_name$&gt;&gt;_app&lt;&lt;$app_name$&gt;&gt;_data_admin;">
            <text:p>GRANT EXECUTE ON FUNCTION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new_confentity(&#10;          par_name           varchar&#10;        , par_ifdoesnt_exist boolean&#10;        , par_lng_names      name_construction_input[]&#10;        );">
            <text:p>DROP FUNCTION IF EXISTS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clone_confentity(</text:p>
            <text:p><text:s text:c="10"/>par_confentity_key <text:s text:c="3"/>t_confentity_key</text:p>
            <text:p><text:s text:c="8"/>, par_new_name <text:s text:c="9"/>varchar</text:p>
            <text:p><text:s text:c="8"/>, par_clone_configs_too boolean</text:p>
            <text:p><text:s text:c="8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clone_confentity(&#10;          par_confentity_key    t_confentity_key&#10;        , par_new_name          varchar&#10;        , par_clone_configs_too boolean&#10;        )  TO user_db&lt;&lt;$db_name$&gt;&gt;_app&lt;&lt;$app_name$&gt;&gt;_data_admin;">
            <text:p>GRANT EXECUTE ON FUNCTION clone_confentity(</text:p>
            <text:p><text:s text:c="10"/>par_confentity_key <text:s text:c="3"/>t_confentity_key</text:p>
            <text:p><text:s text:c="8"/>, par_new_name <text:s text:c="9"/>varchar</text:p>
            <text:p><text:s text:c="8"/>, par_clone_configs_too boolean</text:p>
            <text:p><text:s text:c="8"/>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clone_confentity(&#10;          par_confentity_key    t_confentity_key&#10;        , par_new_name          varchar&#10;        , par_clone_configs_too boolean&#10;        );">
            <text:p>DROP FUNCTION IF EXISTS clone_confentity(</text:p>
            <text:p><text:s text:c="10"/>par_confentity_key <text:s text:c="3"/>t_confentity_key</text:p>
            <text:p><text:s text:c="8"/>, par_new_name <text:s text:c="9"/>varchar</text:p>
            <text:p><text:s text:c="8"/>, par_clone_configs_too boolean</text:p>
            <text:p><text:s text:c="8"/>);</text:p>
          </table:table-cell>
        </table:table-row>
        <table:table-row table:style-name="ro3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  TO user_db&lt;&lt;$db_name$&gt;&gt;_app&lt;&lt;$app_name$&gt;&gt;_data_admin;">
            <text:p>GRANT EXECUTE ON FUNCTION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;">
            <text:p>DROP FUNCTION IF EXISTS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delete_confentity(&#10;                  par_if_exists            boolean&#10;                , par_confentity_key       t_confentity_key&#10;                , par_cascade              boolean&#10;                , par_dont_modify_anything boolean&#10;                )  TO user_db&lt;&lt;$db_name$&gt;&gt;_app&lt;&lt;$app_name$&gt;&gt;_data_admin;">
            <text:p>GRANT EXECUTE ON FUNCTION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 <text:s/>TO user_db&lt;&lt;$db_name$&gt;&gt;_app&lt;&lt;$app_name$&gt;&gt;_data_admin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delete_confentity(&#10;                  par_if_exists            boolean&#10;                , par_confentity_key       t_confentity_key&#10;                , par_cascade              boolean&#10;                , par_dont_modify_anything boolean&#10;                );">
            <text:p>DROP FUNCTION IF EXISTS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4];3)=&quot;-- &quot;;[.B44]=&quot;&quot;);IF([.B44]=&quot;&quot;;&quot;&quot;;[.B44]);&quot;DROP TYPE IF EXISTS &quot; &amp; [.B44] &amp; &quot;;&quot;)">
            <text:p/>
          </table:table-cell>
          <table:table-cell table:number-columns-repeated="4"/>
        </table:table-row>
      </table:table>
      <table:table table:name="confi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ig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ig_key;">
            <text:p>DROP TYPE IF EXISTS t_config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_short;">
            <text:p>DROP TYPE IF EXISTS t_confentity_param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param_subcfg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_param_subcfg__short;">
            <text:p>DROP TYPE IF EXISTS t_config_param_subcfg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(par_confentity_key t_confentity_key, par_config varchar, par_cfgid_is_lnged boolean, par_config_lng t_code_key_by_lng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make_configkey(par_confentity_key t_confentity_key, par_config varchar, par_cfgid_is_lnged boolean, par_config_lng t_code_key_by_lng) TO user_db&lt;&lt;$db_name$&gt;&gt;_app&lt;&lt;$app_name$&gt;&gt;_data_admin, user_db&lt;&lt;$db_name$&gt;&gt;_app&lt;&lt;$app_name$&gt;&gt;_data_reader;">
            <text:p>GRANT EXECUTE ON FUNCTION make_configkey(par_confentity_key t_confentity_key, par_config varchar, par_cfgid_is_lnged boolean, par_config_lng t_code_key_by_lng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igkey(par_confentity_key t_confentity_key, par_config varchar, par_cfgid_is_lnged boolean, par_config_lng t_code_key_by_lng);">
            <text:p>DROP FUNCTION IF EXISTS make_configkey(par_confentity_key t_confentity_key, par_config varchar, par_cfgid_is_lnged boolean, par_config_lng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ake_configkey_null() TO user_db&lt;&lt;$db_name$&gt;&gt;_app&lt;&lt;$app_name$&gt;&gt;_data_admin, user_db&lt;&lt;$db_name$&gt;&gt;_app&lt;&lt;$app_name$&gt;&gt;_data_reader;">
            <text:p>GRANT EXECUTE ON FUNCTION make_config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igkey_null();">
            <text:p>DROP FUNCTION IF EXISTS make_config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(par_confentity_id integer, par_config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ake_configkey_bystr(par_confentity_id integer, par_config varchar) TO user_db&lt;&lt;$db_name$&gt;&gt;_app&lt;&lt;$app_name$&gt;&gt;_data_admin, user_db&lt;&lt;$db_name$&gt;&gt;_app&lt;&lt;$app_name$&gt;&gt;_data_reader;">
            <text:p>GRANT EXECUTE ON FUNCTION make_configkey_bystr(par_confentity_id integer, par_config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igkey_bystr(par_confentity_id integer, par_config varchar);">
            <text:p>DROP FUNCTION IF EXISTS make_configkey_bystr(par_confentity_id intege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2(par_confentity_str varchar, par_config varchar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ake_configkey_bystr2(par_confentity_str varchar, par_config varchar) TO user_db&lt;&lt;$db_name$&gt;&gt;_app&lt;&lt;$app_name$&gt;&gt;_data_admin, user_db&lt;&lt;$db_name$&gt;&gt;_app&lt;&lt;$app_name$&gt;&gt;_data_reader;">
            <text:p>GRANT EXECUTE ON FUNCTION make_configkey_bystr2(par_confentity_str varchar, par_config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igkey_bystr2(par_confentity_str varchar, par_config varchar);">
            <text:p>DROP FUNCTION IF EXISTS make_configkey_bystr2(par_confentity_str varcha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, par_total boolean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config_is_null(par_config_key t_config_key, par_total boolean) TO user_db&lt;&lt;$db_name$&gt;&gt;_app&lt;&lt;$app_name$&gt;&gt;_data_admin, user_db&lt;&lt;$db_name$&gt;&gt;_app&lt;&lt;$app_name$&gt;&gt;_data_reader;">
            <text:p>GRANT EXECUTE ON FUNCTION config_is_null(par_config_key t_config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nfig_is_null(par_config_key t_config_key, par_total boolean);">
            <text:p>DROP FUNCTION IF EXISTS config_is_null(par_config_key t_config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onfig_is_null(par_config_key t_config_key) TO user_db&lt;&lt;$db_name$&gt;&gt;_app&lt;&lt;$app_name$&gt;&gt;_data_admin, user_db&lt;&lt;$db_name$&gt;&gt;_app&lt;&lt;$app_name$&gt;&gt;_data_reader;">
            <text:p>GRANT EXECUTE ON FUNCTION config_is_null(par_config_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ig_is_null(par_config_key t_config_key);">
            <text:p>DROP FUNCTION IF EXISTS config_is_null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(par_configkey t_config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show_configkey(par_configkey t_config_key) TO user_db&lt;&lt;$db_name$&gt;&gt;_app&lt;&lt;$app_name$&gt;&gt;_data_admin, user_db&lt;&lt;$db_name$&gt;&gt;_app&lt;&lt;$app_name$&gt;&gt;_data_reader;">
            <text:p>GRANT EXECUTE ON FUNCTION show_configkey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show_configkey(par_configkey t_config_key);">
            <text:p>DROP FUNCTION IF EXISTS show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s_list(par_configkeys_list t_config_key[]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onfigkeys_list(par_configkeys_list t_config_key[]) TO user_db&lt;&lt;$db_name$&gt;&gt;_app&lt;&lt;$app_name$&gt;&gt;_data_admin, user_db&lt;&lt;$db_name$&gt;&gt;_app&lt;&lt;$app_name$&gt;&gt;_data_reader;">
            <text:p>GRANT EXECUTE ON FUNCTION show_configkeys_list(par_configkeys_list t_config_key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igkeys_list(par_configkeys_list t_config_key[]);">
            <text:p>DROP FUNCTION IF EXISTS show_configkeys_list(par_configkeys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igkey_isit(par_configkey t_config_key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optimized_configkey_isit(par_configkey t_config_key) TO user_db&lt;&lt;$db_name$&gt;&gt;_app&lt;&lt;$app_name$&gt;&gt;_data_admin, user_db&lt;&lt;$db_name$&gt;&gt;_app&lt;&lt;$app_name$&gt;&gt;_data_reader;">
            <text:p>GRANT EXECUTE ON FUNCTION optimized_configkey_isit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igkey_isit(par_configkey t_config_key);">
            <text:p>DROP FUNCTION IF EXISTS optimized_configkey_isi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, par_verify boolean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optimize_configkey(par_configkey t_config_key, par_verify boolean) TO user_db&lt;&lt;$db_name$&gt;&gt;_app&lt;&lt;$app_name$&gt;&gt;_data_admin, user_db&lt;&lt;$db_name$&gt;&gt;_app&lt;&lt;$app_name$&gt;&gt;_data_reader;">
            <text:p>GRANT EXECUTE ON FUNCTION optimize_configkey(par_configkey t_config_key, par_verify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optimize_configkey(par_configkey t_config_key, par_verify boolean);">
            <text:p>DROP FUNCTION IF EXISTS optimize_configkey(par_configkey t_config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_configkey(par_configkey t_config_key) TO user_db&lt;&lt;$db_name$&gt;&gt;_app&lt;&lt;$app_name$&gt;&gt;_data_admin, user_db&lt;&lt;$db_name$&gt;&gt;_app&lt;&lt;$app_name$&gt;&gt;_data_reader;">
            <text:p>GRANT EXECUTE ON FUNCTION optimize_configkey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igkey(par_configkey t_config_key);">
            <text:p>DROP FUNCTION IF EXISTS optimize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_confentity_default(par_configkey t_config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is_confentity_default(par_configkey t_config_key) TO user_db&lt;&lt;$db_name$&gt;&gt;_app&lt;&lt;$app_name$&gt;&gt;_data_admin, user_db&lt;&lt;$db_name$&gt;&gt;_app&lt;&lt;$app_name$&gt;&gt;_data_reader;">
            <text:p>GRANT EXECUTE ON FUNCTION is_confentity_default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is_confentity_default(par_configkey t_config_key);">
            <text:p>DROP FUNCTION IF EXISTS is_confentity_defaul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ompleteness(par_configkey t_config_key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read_completeness(par_configkey t_config_key) TO user_db&lt;&lt;$db_name$&gt;&gt;_app&lt;&lt;$app_name$&gt;&gt;_data_admin, user_db&lt;&lt;$db_name$&gt;&gt;_app&lt;&lt;$app_name$&gt;&gt;_data_reader;">
            <text:p>GRANT EXECUTE ON FUNCTION read_completeness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read_completeness(par_configkey t_config_key);">
            <text:p>DROP FUNCTION IF EXISTS read_completeness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role__completeness_as_regulator(par_configkey t_config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read_role__completeness_as_regulator(par_configkey t_config_key) TO user_db&lt;&lt;$db_name$&gt;&gt;_app&lt;&lt;$app_name$&gt;&gt;_data_admin, user_db&lt;&lt;$db_name$&gt;&gt;_app&lt;&lt;$app_name$&gt;&gt;_data_reader;">
            <text:p>GRANT EXECUTE ON FUNCTION read_role__completeness_as_regulator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read_role__completeness_as_regulator(par_configkey t_config_key);">
            <text:p>DROP FUNCTION IF EXISTS read_role__completeness_as_regulator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new_config(&#10;                par_ifdoesnt_exist  boolean&#10;              , par_confentity_key  t_confentity_key&#10;              , par_config_id       varchar&#10;              )  TO user_db&lt;&lt;$db_name$&gt;&gt;_app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 <text:s/>TO user_db&lt;&lt;$db_name$&gt;&gt;_app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;</text:p>
          </table:table-cell>
        </table:table-row>
        <table:table-row table:style-name="ro5">
          <table:table-cell/>
          <table:table-cell office:value-type="string">
            <text:p>admin</text:p>
          </table:table-cell>
          <table:table-cell/>
          <table:table-cell office:value-type="string">
            <text:p>add_languaged_config(</text:p>
            <text:p><text:s text:c="16"/>par_configkey t_config_key</text:p>
            <text:p><text:s text:c="14"/>, par_cfg_lng t_code_key_by_lng</text:p>
            <text:p><text:s text:c="14"/>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add_languaged_config(&#10;                par_configkey t_config_key&#10;              , par_cfg_lng t_code_key_by_lng&#10;              )  TO user_db&lt;&lt;$db_name$&gt;&gt;_app&lt;&lt;$app_name$&gt;&gt;_data_admin;">
            <text:p>GRANT EXECUTE ON FUNCTION add_languaged_config(</text:p>
            <text:p><text:s text:c="16"/>par_configkey t_config_key</text:p>
            <text:p><text:s text:c="14"/>, par_cfg_lng t_code_key_by_lng</text:p>
            <text:p><text:s text:c="14"/>) <text:s/>TO user_db&lt;&lt;$db_name$&gt;&gt;_app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add_languaged_config(&#10;                par_configkey t_config_key&#10;              , par_cfg_lng t_code_key_by_lng&#10;              );">
            <text:p>DROP FUNCTION IF EXISTS add_languaged_config(</text:p>
            <text:p><text:s text:c="16"/>par_configkey t_config_key</text:p>
            <text:p><text:s text:c="14"/>, par_cfg_lng t_code_key_by_lng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ig_names(par_config_key t_config_key, par_names name_construction_input[]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add_config_names(par_config_key t_config_key, par_names name_construction_input[])  TO user_db&lt;&lt;$db_name$&gt;&gt;_app&lt;&lt;$app_name$&gt;&gt;_data_admin;">
            <text:p>GRANT EXECUTE ON FUNCTION add_config_names(par_config_key t_config_key, par_names name_construction_input[]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add_config_names(par_config_key t_config_key, par_names name_construction_input[]);">
            <text:p>DROP FUNCTION IF EXISTS add_config_names(par_config_key t_config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lone_config(par_config_key t_config_key, par_clone_config_id varchar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clone_config(par_config_key t_config_key, par_clone_config_id varchar)  TO user_db&lt;&lt;$db_name$&gt;&gt;_app&lt;&lt;$app_name$&gt;&gt;_data_admin;">
            <text:p>GRANT EXECUTE ON FUNCTION clone_config(par_config_key t_config_key, par_clone_config_id varchar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clone_config(par_config_key t_config_key, par_clone_config_id varchar);">
            <text:p>DROP FUNCTION IF EXISTS clone_config(par_config_key t_config_key, par_clone_config_id varcha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entity_default(par_config_key t_config_key, par_overwrite boolean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set_confentity_default(par_config_key t_config_key, par_overwrite boolean)  TO user_db&lt;&lt;$db_name$&gt;&gt;_app&lt;&lt;$app_name$&gt;&gt;_data_admin;">
            <text:p>GRANT EXECUTE ON FUNCTION set_confentity_default(par_config_key t_config_key, par_overwrite boolean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set_confentity_default(par_config_key t_config_key, par_overwrite boolean);">
            <text:p>DROP FUNCTION IF EXISTS set_confentity_default(par_config_key t_config_key, par_overwrite boolean);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  TO user_db&lt;&lt;$db_name$&gt;&gt;_app&lt;&lt;$app_name$&gt;&gt;_data_admin;">
            <text:p>GRANT EXECUTE ON FUNCTION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 <text:s/>TO user_db&lt;&lt;$db_name$&gt;&gt;_app&lt;&lt;$app_name$&gt;&gt;_data_admin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;">
            <text:p>DROP FUNCTION IF EXISTS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4];3)=&quot;-- &quot;;[.B44]=&quot;&quot;);IF([.B44]=&quot;&quot;;&quot;&quot;;[.B44]);&quot;DROP TYPE IF EXISTS &quot; &amp; [.B44] &amp; &quot;;&quot;)">
            <text:p/>
          </table:table-cell>
          <table:table-cell table:number-columns-repeated="4"/>
        </table:table-row>
      </table:table>
      <table:table table:name="confentity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parameter_uni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parameter_uni;">
            <text:p>DROP TYPE IF EXISTS t_cparameter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value_uni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pvalue_uni;">
            <text:p>DROP TYPE IF EXISTS t_cpvalue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param_key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entityparam_key;">
            <text:p>DROP TYPE IF EXISTS t_confentityparam_key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onfig_param__short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_param__short;">
            <text:p>DROP TYPE IF EXISTS t_config_param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k_cpvalue_null() TO user_db&lt;&lt;$db_name$&gt;&gt;_app&lt;&lt;$app_name$&gt;&gt;_data_admin, user_db&lt;&lt;$db_name$&gt;&gt;_app&lt;&lt;$app_name$&gt;&gt;_data_reader;">
            <text:p>GRANT EXECUTE ON FUNCTION mk_cpvalue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value_null();">
            <text:p>DROP FUNCTION IF EXISTS mk_cpvalue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l(value varchar, lng intege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k_cpvalue_l(value varchar, lng integer) TO user_db&lt;&lt;$db_name$&gt;&gt;_app&lt;&lt;$app_name$&gt;&gt;_data_admin, user_db&lt;&lt;$db_name$&gt;&gt;_app&lt;&lt;$app_name$&gt;&gt;_data_reader;">
            <text:p>GRANT EXECUTE ON FUNCTION mk_cpvalue_l(value varchar, lng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pvalue_l(value varchar, lng integer);">
            <text:p>DROP FUNCTION IF EXISTS mk_cpvalue_l(value varchar, lng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s(value varchar, subcfg_ref_param_id varchar, subcfg_ref_usage t_subconfig_value_linking_read_rule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k_cpvalue_s(value varchar, subcfg_ref_param_id varchar, subcfg_ref_usage t_subconfig_value_linking_read_rule) TO user_db&lt;&lt;$db_name$&gt;&gt;_app&lt;&lt;$app_name$&gt;&gt;_data_admin, user_db&lt;&lt;$db_name$&gt;&gt;_app&lt;&lt;$app_name$&gt;&gt;_data_reader;">
            <text:p>GRANT EXECUTE ON FUNCTION mk_cpvalue_s(value varchar, subcfg_ref_param_id varchar, subcfg_ref_usage t_subconfig_value_linking_read_rul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k_cpvalue_s(value varchar, subcfg_ref_param_id varchar, subcfg_ref_usage t_subconfig_value_linking_read_rule);">
            <text:p>DROP FUNCTION IF EXISTS mk_cpvalue_s(value varchar, subcfg_ref_param_id varchar, subcfg_ref_usage t_subconfig_value_linking_read_rul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consistent_cpvalue(par_value t_cpvalue_uni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isconsistent_cpvalue(par_value t_cpvalue_uni) TO user_db&lt;&lt;$db_name$&gt;&gt;_app&lt;&lt;$app_name$&gt;&gt;_data_admin, user_db&lt;&lt;$db_name$&gt;&gt;_app&lt;&lt;$app_name$&gt;&gt;_data_reader;">
            <text:p>GRANT EXECUTE ON FUNCTION isconsistent_cpvalue(par_value t_cpvalue_uni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isconsistent_cpvalue(par_value t_cpvalue_uni);">
            <text:p>DROP FUNCTION IF EXISTS isconsistent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defined_cpvalue(par_value t_cpvalue_uni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isdefined_cpvalue(par_value t_cpvalue_uni) TO user_db&lt;&lt;$db_name$&gt;&gt;_app&lt;&lt;$app_name$&gt;&gt;_data_admin, user_db&lt;&lt;$db_name$&gt;&gt;_app&lt;&lt;$app_name$&gt;&gt;_data_reader;">
            <text:p>GRANT EXECUTE ON FUNCTION isdefined_cpvalue(par_value t_cpvalue_uni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isdefined_cpvalue(par_value t_cpvalue_uni);">
            <text:p>DROP FUNCTION IF EXISTS isdefined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null_cpvalue(par_value t_cpvalue_uni, par_total boolean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isnull_cpvalue(par_value t_cpvalue_uni, par_total boolean) TO user_db&lt;&lt;$db_name$&gt;&gt;_app&lt;&lt;$app_name$&gt;&gt;_data_admin, user_db&lt;&lt;$db_name$&gt;&gt;_app&lt;&lt;$app_name$&gt;&gt;_data_reader;">
            <text:p>GRANT EXECUTE ON FUNCTION isnull_cpvalue(par_value t_cpvalue_uni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isnull_cpvalue(par_value t_cpvalue_uni, par_total boolean);">
            <text:p>DROP FUNCTION IF EXISTS isnull_cpvalue(par_value t_cpvalue_uni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7">
          <table:table-cell/>
          <table:table-cell office:value-type="string">
            <text:p>read</text:p>
          </table:table-cell>
          <table:table-cell/>
          <table:table-cell office:value-type="string">
            <text:p>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par_lnged_paramvalue_dflt_src t_lnged_paramvalue_dflt_src</text:p>
            <text:p><text:s text:c="8"/>, par_default_value <text:s text:c="14"/>t_cpvalue_uni</text:p>
            <text:p><text:s text:c="8"/>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par_lnged_paramvalue_dflt_src t_lnged_paramvalue_dflt_src&#10;        , par_default_value               t_cpvalue_uni&#10;        ) TO user_db&lt;&lt;$db_name$&gt;&gt;_app&lt;&lt;$app_name$&gt;&gt;_data_admin, user_db&lt;&lt;$db_name$&gt;&gt;_app&lt;&lt;$app_name$&gt;&gt;_data_reader;">
            <text:p>GRANT EXECUTE ON FUNCTION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par_lnged_paramvalue_dflt_src t_lnged_paramvalue_dflt_src</text:p>
            <text:p><text:s text:c="8"/>, par_default_value <text:s text:c="14"/>t_cpvalue_uni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par_lnged_paramvalue_dflt_src t_lnged_paramvalue_dflt_src&#10;        , par_default_value               t_cpvalue_uni&#10;        );">
            <text:p>DROP FUNCTION IF EXISTS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par_lnged_paramvalue_dflt_src t_lnged_paramvalue_dflt_src</text:p>
            <text:p><text:s text:c="8"/>, par_default_value <text:s text:c="14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(par_confentity_key t_confentity_key, key varchar, key_is_lnged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make_confentityparamkey(par_confentity_key t_confentity_key, key varchar, key_is_lnged boolean) TO user_db&lt;&lt;$db_name$&gt;&gt;_app&lt;&lt;$app_name$&gt;&gt;_data_admin, user_db&lt;&lt;$db_name$&gt;&gt;_app&lt;&lt;$app_name$&gt;&gt;_data_reader;">
            <text:p>GRANT EXECUTE ON FUNCTION make_confentityparamkey(par_confentity_key t_confentity_key, key varchar, key_is_lnged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make_confentityparamkey(par_confentity_key t_confentity_key, key varchar, key_is_lnged boolean);">
            <text:p>DROP FUNCTION IF EXISTS make_confentityparamkey(par_confentity_key t_confentity_key, key varchar, key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null(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make_confentityparamkey_null() TO user_db&lt;&lt;$db_name$&gt;&gt;_app&lt;&lt;$app_name$&gt;&gt;_data_admin, user_db&lt;&lt;$db_name$&gt;&gt;_app&lt;&lt;$app_name$&gt;&gt;_data_reader;">
            <text:p>GRANT EXECUTE ON FUNCTION make_confentityparam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make_confentityparamkey_null();">
            <text:p>DROP FUNCTION IF EXISTS make_confentity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(par_confentity_id integer, par_param varchar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make_confentityparamkey_bystr(par_confentity_id integer, par_param varchar) TO user_db&lt;&lt;$db_name$&gt;&gt;_app&lt;&lt;$app_name$&gt;&gt;_data_admin, user_db&lt;&lt;$db_name$&gt;&gt;_app&lt;&lt;$app_name$&gt;&gt;_data_reader;">
            <text:p>GRANT EXECUTE ON FUNCTION make_confentityparamkey_bystr(par_confentity_id integer, par_param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make_confentityparamkey_bystr(par_confentity_id integer, par_param varchar);">
            <text:p>DROP FUNCTION IF EXISTS make_confentityparamkey_bystr(par_confentity_id intege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2(par_confentity_str varchar, par_param varchar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make_confentityparamkey_bystr2(par_confentity_str varchar, par_param varchar) TO user_db&lt;&lt;$db_name$&gt;&gt;_app&lt;&lt;$app_name$&gt;&gt;_data_admin, user_db&lt;&lt;$db_name$&gt;&gt;_app&lt;&lt;$app_name$&gt;&gt;_data_reader;">
            <text:p>GRANT EXECUTE ON FUNCTION make_confentityparamkey_bystr2(par_confentity_str varchar, par_param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make_confentityparamkey_bystr2(par_confentity_str varchar, par_param varchar);">
            <text:p>DROP FUNCTION IF EXISTS make_confentityparamkey_bystr2(par_confentity_str varcha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param_is_null(par_confparam_key t_confentityparam_key, par_total boolean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confentityparam_is_null(par_confparam_key t_confentityparam_key, par_total boolean) TO user_db&lt;&lt;$db_name$&gt;&gt;_app&lt;&lt;$app_name$&gt;&gt;_data_admin, user_db&lt;&lt;$db_name$&gt;&gt;_app&lt;&lt;$app_name$&gt;&gt;_data_reader;">
            <text:p>GRANT EXECUTE ON FUNCTION confentityparam_is_null(par_confparam_key t_confentityparam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confentityparam_is_null(par_confparam_key t_confentityparam_key, par_total boolean);">
            <text:p>DROP FUNCTION IF EXISTS confentityparam_is_null(par_confparam_key t_confentity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paramkey(par_confparam_key t_confentityparam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show_confentityparamkey(par_confparam_key t_confentityparam_key) TO user_db&lt;&lt;$db_name$&gt;&gt;_app&lt;&lt;$app_name$&gt;&gt;_data_admin, user_db&lt;&lt;$db_name$&gt;&gt;_app&lt;&lt;$app_name$&gt;&gt;_data_reader;">
            <text:p>GRANT EXECUTE ON FUNCTION show_confentityparamkey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how_confentityparamkey(par_confparam_key t_confentityparam_key);">
            <text:p>DROP FUNCTION IF EXISTS show_confentityparamkey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paramkey_isit(par_confparam_key t_confentityparam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optimized_confentityparamkey_isit(par_confparam_key t_confentityparam_key) TO user_db&lt;&lt;$db_name$&gt;&gt;_app&lt;&lt;$app_name$&gt;&gt;_data_admin, user_db&lt;&lt;$db_name$&gt;&gt;_app&lt;&lt;$app_name$&gt;&gt;_data_reader;">
            <text:p>GRANT EXECUTE ON FUNCTION optimized_confentityparamkey_isit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optimized_confentityparamkey_isit(par_confparam_key t_confentityparam_key);">
            <text:p>DROP FUNCTION IF EXISTS optimized_confentityparamkey_isit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paramkey(par_confparam_key t_confentityparam_key, par_verify boolean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optimize_confentityparamkey(par_confparam_key t_confentityparam_key, par_verify boolean) TO user_db&lt;&lt;$db_name$&gt;&gt;_app&lt;&lt;$app_name$&gt;&gt;_data_admin, user_db&lt;&lt;$db_name$&gt;&gt;_app&lt;&lt;$app_name$&gt;&gt;_data_reader;">
            <text:p>GRANT EXECUTE ON FUNCTION optimize_confentityparamkey(par_confparam_key t_confentityparam_key, par_verify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optimize_confentityparamkey(par_confparam_key t_confentityparam_key, par_verify boolean);">
            <text:p>DROP FUNCTION IF EXISTS optimize_confentityparamkey(par_confparam_key t_confentityparam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parameter(par_confparam_key t_confentityparam_key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determine_cparameter(par_confparam_key t_confentityparam_key) TO user_db&lt;&lt;$db_name$&gt;&gt;_app&lt;&lt;$app_name$&gt;&gt;_data_admin, user_db&lt;&lt;$db_name$&gt;&gt;_app&lt;&lt;$app_name$&gt;&gt;_data_reader;">
            <text:p>GRANT EXECUTE ON FUNCTION determine_cparameter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cparameter(par_confparam_key t_confentityparam_key);">
            <text:p>DROP FUNCTION IF EXISTS determine_cparameter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s(par_confentity_key t_confentity_key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get_params(par_confentity_key t_confentity_key) TO user_db&lt;&lt;$db_name$&gt;&gt;_app&lt;&lt;$app_name$&gt;&gt;_data_admin, user_db&lt;&lt;$db_name$&gt;&gt;_app&lt;&lt;$app_name$&gt;&gt;_data_reader;">
            <text:p>GRANT EXECUTE ON FUNCTION get_params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s(par_confentity_key t_confentity_key);">
            <text:p>DROP FUNCTION IF EXISTS get_params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5">
          <table:table-cell/>
          <table:table-cell office:value-type="string">
            <text:p>admin</text:p>
          </table:table-cell>
          <table:table-cell/>
          <table:table-cell office:value-type="string">
            <text:p>add_confparam_names(</text:p>
            <text:p><text:s text:c="18"/>par_confparam_key t_confentityparam_key</text:p>
            <text:p><text:s text:c="16"/>, par_names <text:s text:c="8"/>name_construction_input[]</text:p>
            <text:p><text:s text:c="1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add_confparam_names(&#10;                  par_confparam_key t_confentityparam_key&#10;                , par_names         name_construction_input[]&#10;                )  TO user_db&lt;&lt;$db_name$&gt;&gt;_app&lt;&lt;$app_name$&gt;&gt;_data_admin;">
            <text:p>GRANT EXECUTE ON FUNCTION add_confparam_names(</text:p>
            <text:p><text:s text:c="18"/>par_confparam_key t_confentityparam_key</text:p>
            <text:p><text:s text:c="16"/>, par_names <text:s text:c="8"/>name_construction_input[]</text:p>
            <text:p><text:s text:c="16"/>) <text:s/>TO user_db&lt;&lt;$db_name$&gt;&gt;_app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add_confparam_names(&#10;                  par_confparam_key t_confentityparam_key&#10;                , par_names         name_construction_input[]&#10;                );">
            <text:p>DROP FUNCTION IF EXISTS add_confparam_names(</text:p>
            <text:p><text:s text:c="18"/>par_confparam_key t_confentityparam_key</text:p>
            <text:p><text:s text:c="16"/>, par_names <text:s text:c="8"/>name_construction_input[]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</text:p>
          </table:table-cell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 office:value-type="string" office:string-value="GRANT EXECUTE ON FUNCTION new_confparam_abstract(&#10;                  par_confentity_key t_confentity_key&#10;                , par_cparameter     t_cparameter_uni&#10;                , par_ifdoesntexist  boolean&#10;                )  TO user_db&lt;&lt;$db_name$&gt;&gt;_app&lt;&lt;$app_name$&gt;&gt;_data_admin;">
            <text:p>GRANT EXECUTE ON FUNCTION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 <text:s/>TO user_db&lt;&lt;$db_name$&gt;&gt;_app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new_confparam_abstract(&#10;                  par_confentity_key t_confentity_key&#10;                , par_cparameter     t_cparameter_uni&#10;                , par_ifdoesntexist  boolean&#10;                );">
            <text:p>DROP FUNCTION IF EXISTS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;</text:p>
          </table:table-cell>
        </table:table-row>
        <table:table-row table:style-name="ro5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leaf(</text:p>
            <text:p><text:s text:c="18"/>par_confparam_key t_confentityparam_key</text:p>
            <text:p><text:s text:c="16"/>, par_default_value varchar</text:p>
            <text:p><text:s text:c="16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 office:value-type="string" office:string-value="GRANT EXECUTE ON FUNCTION instaniate_confparam_as_leaf(&#10;                  par_confparam_key t_confentityparam_key&#10;                , par_default_value varchar&#10;                )  TO user_db&lt;&lt;$db_name$&gt;&gt;_app&lt;&lt;$app_name$&gt;&gt;_data_admin;">
            <text:p>GRANT EXECUTE ON FUNCTION instaniate_confparam_as_leaf(</text:p>
            <text:p><text:s text:c="18"/>par_confparam_key t_confentityparam_key</text:p>
            <text:p><text:s text:c="16"/>, par_default_value varchar</text:p>
            <text:p><text:s text:c="16"/>) <text:s/>TO user_db&lt;&lt;$db_name$&gt;&gt;_app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instaniate_confparam_as_leaf(&#10;                  par_confparam_key t_confentityparam_key&#10;                , par_default_value varchar&#10;                );">
            <text:p>DROP FUNCTION IF EXISTS instaniate_confparam_as_leaf(</text:p>
            <text:p><text:s text:c="18"/>par_confparam_key t_confentityparam_key</text:p>
            <text:p><text:s text:c="16"/>, par_default_value varchar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GRANT EXECUTE ON FUNCTION instaniate_confparam_as_subconfig(&#10;          par_confparam_key    t_confentityparam_key&#10;        , par_subconfentity_code_id integer&#10;        , default_value        t_cpvalue_uni&#10;        )  TO user_db&lt;&lt;$db_name$&gt;&gt;_app&lt;&lt;$app_name$&gt;&gt;_data_admin;">
            <text:p>GRANT EXECUTE ON FUNCTION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 <text:s/>TO user_db&lt;&lt;$db_name$&gt;&gt;_app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instaniate_confparam_as_subconfig(&#10;          par_confparam_key    t_confentityparam_key&#10;        , par_subconfentity_code_id integer&#10;        , default_value        t_cpvalue_uni&#10;        );">
            <text:p>DROP FUNCTION IF EXISTS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nfparam_instaniated_isit(par_confparam_key t_confentityparam_key)</text:p>
          </table:table-cell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 office:value-type="string" office:string-value="GRANT EXECUTE ON FUNCTION confparam_instaniated_isit(par_confparam_key t_confentityparam_key)  TO user_db&lt;&lt;$db_name$&gt;&gt;_app&lt;&lt;$app_name$&gt;&gt;_data_admin;">
            <text:p>GRANT EXECUTE ON FUNCTION confparam_instaniated_isit(par_confparam_key t_confentityparam_key) <text:s/>TO user_db&lt;&lt;$db_name$&gt;&gt;_app&lt;&lt;$app_name$&gt;&gt;_data_admin;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DROP FUNCTION IF EXISTS confparam_instaniated_isit(par_confparam_key t_confentityparam_key);">
            <text:p>DROP FUNCTION IF EXISTS confparam_instaniated_isit(par_confparam_key t_confentityparam_key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</text:p>
          </table:table-cell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 office:value-type="string" office:string-value="GRANT EXECUTE ON FUNCTION add_confparams(&#10;                  par_confentity_key  t_confentity_key&#10;                , par_cparameters_set t_cparameter_uni[]&#10;                , par_ifdoesntexist   boolean&#10;                )  TO user_db&lt;&lt;$db_name$&gt;&gt;_app&lt;&lt;$app_name$&gt;&gt;_data_admin;">
            <text:p>GRANT EXECUTE ON FUNCTION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 <text:s/>TO user_db&lt;&lt;$db_name$&gt;&gt;_app&lt;&lt;$app_name$&gt;&gt;_data_admin;</text:p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 office:value-type="string" office:string-value="DROP FUNCTION IF EXISTS add_confparams(&#10;                  par_confentity_key  t_confentity_key&#10;                , par_cparameters_set t_cparameter_uni[]&#10;                , par_ifdoesntexist   boolean&#10;                );">
            <text:p>DROP FUNCTION IF EXISTS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;</text:p>
          </table:table-cell>
        </table:table-row>
        <table:table-row table:style-name="ro5">
          <table:table-cell/>
          <table:table-cell office:value-type="string">
            <text:p>admin</text:p>
          </table:table-cell>
          <table:table-cell/>
          <table:table-cell office:value-type="string">
            <text:p>new_confentity_w_params(</text:p>
            <text:p><text:s text:c="10"/>par_ce_name <text:s text:c="8"/>varchar</text:p>
            <text:p><text:s text:c="8"/>, par_cparameters_set t_cparameter_uni[]</text:p>
            <text:p><text:s text:c="8"/>)</text:p>
          </table:table-cell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 office:value-type="string" office:string-value="GRANT EXECUTE ON FUNCTION new_confentity_w_params(&#10;          par_ce_name         varchar&#10;        , par_cparameters_set t_cparameter_uni[]&#10;        )  TO user_db&lt;&lt;$db_name$&gt;&gt;_app&lt;&lt;$app_name$&gt;&gt;_data_admin;">
            <text:p>GRANT EXECUTE ON FUNCTION new_confentity_w_params(</text:p>
            <text:p><text:s text:c="10"/>par_ce_name <text:s text:c="8"/>varchar</text:p>
            <text:p><text:s text:c="8"/>, par_cparameters_set t_cparameter_uni[]</text:p>
            <text:p><text:s text:c="8"/>) <text:s/>TO user_db&lt;&lt;$db_name$&gt;&gt;_app&lt;&lt;$app_name$&gt;&gt;_data_admin;</text:p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 office:value-type="string" office:string-value="DROP FUNCTION IF EXISTS new_confentity_w_params(&#10;          par_ce_name         varchar&#10;        , par_cparameters_set t_cparameter_uni[]&#10;        );">
            <text:p>DROP FUNCTION IF EXISTS new_confentity_w_params(</text:p>
            <text:p><text:s text:c="10"/>par_ce_name <text:s text:c="8"/>varchar</text:p>
            <text:p><text:s text:c="8"/>, par_cparameters_set t_cparameter_uni[]</text:p>
            <text:p><text:s text:c="8"/>);</text:p>
          </table:table-cell>
        </table:table-row>
        <table:table-row table:style-name="ro8">
          <table:table-cell/>
          <table:table-cell office:value-type="string">
            <text:p>admin</text:p>
          </table:table-cell>
          <table:table-cell/>
          <table:table-cell office:value-type="string">
            <text:p>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 office:value-type="string" office:string-value="GRANT EXECUTE ON FUNCTION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 TO user_db&lt;&lt;$db_name$&gt;&gt;_app&lt;&lt;$app_name$&gt;&gt;_data_admin;">
            <text:p>GRANT EXECUTE ON FUNCTION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 text:c="2"/>TO user_db&lt;&lt;$db_name$&gt;&gt;_app&lt;&lt;$app_name$&gt;&gt;_data_admin;</text:p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 office:value-type="string" office:string-value="DROP FUNCTION IF EXISTS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8">
          <table:table-cell/>
          <table:table-cell office:value-type="string">
            <text:p>admin</text:p>
          </table:table-cell>
          <table:table-cell/>
          <table:table-cell office:value-type="string">
            <text:p>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 office:value-type="string" office:string-value="GRANT EXECUTE ON FUNCTION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 TO user_db&lt;&lt;$db_name$&gt;&gt;_app&lt;&lt;$app_name$&gt;&gt;_data_admin;">
            <text:p>GRANT EXECUTE ON FUNCTION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 text:c="2"/>TO user_db&lt;&lt;$db_name$&gt;&gt;_app&lt;&lt;$app_name$&gt;&gt;_data_admin;</text:p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 office:value-type="string" office:string-value="DROP FUNCTION IF EXISTS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&quot; &quot; &amp; IF([.B49]=&quot;admin&quot;;&quot; TO user_db&lt;&lt;$db_name$&gt;&gt;_app&lt;&lt;$app_name$&gt;&gt;_data_admin;&quot;;IF([.B49]=&quot;read&quot;;&quot;TO user_db&lt;&lt;$db_name$&gt;&gt;_app&lt;&lt;$app_name$&gt;&gt;_data_admin, user_db&lt;&lt;$db_name$&gt;&gt;_app&lt;&lt;$app_name$&gt;&gt;_data_reader;&quot;;IF([.B49]=&quot;public&quot;;&quot;TO PUBLIC;&quot;;&quot;error;&quot;))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&quot; &quot; &amp; IF([.B50]=&quot;admin&quot;;&quot; TO user_db&lt;&lt;$db_name$&gt;&gt;_app&lt;&lt;$app_name$&gt;&gt;_data_admin;&quot;;IF([.B50]=&quot;read&quot;;&quot;TO user_db&lt;&lt;$db_name$&gt;&gt;_app&lt;&lt;$app_name$&gt;&gt;_data_admin, user_db&lt;&lt;$db_name$&gt;&gt;_app&lt;&lt;$app_name$&gt;&gt;_data_reader;&quot;;IF([.B50]=&quot;public&quot;;&quot;TO PUBLIC;&quot;;&quot;error;&quot;))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&quot; &quot; &amp; IF([.B51]=&quot;admin&quot;;&quot; TO user_db&lt;&lt;$db_name$&gt;&gt;_app&lt;&lt;$app_name$&gt;&gt;_data_admin;&quot;;IF([.B51]=&quot;read&quot;;&quot;TO user_db&lt;&lt;$db_name$&gt;&gt;_app&lt;&lt;$app_name$&gt;&gt;_data_admin, user_db&lt;&lt;$db_name$&gt;&gt;_app&lt;&lt;$app_name$&gt;&gt;_data_reader;&quot;;IF([.B51]=&quot;public&quot;;&quot;TO PUBLIC;&quot;;&quot;error;&quot;))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&quot; &quot; &amp; IF([.B52]=&quot;admin&quot;;&quot; TO user_db&lt;&lt;$db_name$&gt;&gt;_app&lt;&lt;$app_name$&gt;&gt;_data_admin;&quot;;IF([.B52]=&quot;read&quot;;&quot;TO user_db&lt;&lt;$db_name$&gt;&gt;_app&lt;&lt;$app_name$&gt;&gt;_data_admin, user_db&lt;&lt;$db_name$&gt;&gt;_app&lt;&lt;$app_name$&gt;&gt;_data_reader;&quot;;IF([.B52]=&quot;public&quot;;&quot;TO PUBLIC;&quot;;&quot;error;&quot;))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&quot; &quot; &amp; IF([.B53]=&quot;admin&quot;;&quot; TO user_db&lt;&lt;$db_name$&gt;&gt;_app&lt;&lt;$app_name$&gt;&gt;_data_admin;&quot;;IF([.B53]=&quot;read&quot;;&quot;TO user_db&lt;&lt;$db_name$&gt;&gt;_app&lt;&lt;$app_name$&gt;&gt;_data_admin, user_db&lt;&lt;$db_name$&gt;&gt;_app&lt;&lt;$app_name$&gt;&gt;_data_reader;&quot;;IF([.B53]=&quot;public&quot;;&quot;TO PUBLIC;&quot;;&quot;error;&quot;))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&quot; &quot; &amp; IF([.B54]=&quot;admin&quot;;&quot; TO user_db&lt;&lt;$db_name$&gt;&gt;_app&lt;&lt;$app_name$&gt;&gt;_data_admin;&quot;;IF([.B54]=&quot;read&quot;;&quot;TO user_db&lt;&lt;$db_name$&gt;&gt;_app&lt;&lt;$app_name$&gt;&gt;_data_admin, user_db&lt;&lt;$db_name$&gt;&gt;_app&lt;&lt;$app_name$&gt;&gt;_data_reader;&quot;;IF([.B54]=&quot;public&quot;;&quot;TO PUBLIC;&quot;;&quot;error;&quot;))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&quot; &quot; &amp; IF([.B55]=&quot;admin&quot;;&quot; TO user_db&lt;&lt;$db_name$&gt;&gt;_app&lt;&lt;$app_name$&gt;&gt;_data_admin;&quot;;IF([.B55]=&quot;read&quot;;&quot;TO user_db&lt;&lt;$db_name$&gt;&gt;_app&lt;&lt;$app_name$&gt;&gt;_data_admin, user_db&lt;&lt;$db_name$&gt;&gt;_app&lt;&lt;$app_name$&gt;&gt;_data_reader;&quot;;IF([.B55]=&quot;public&quot;;&quot;TO PUBLIC;&quot;;&quot;error;&quot;))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&quot; &quot; &amp; IF([.B56]=&quot;admin&quot;;&quot; TO user_db&lt;&lt;$db_name$&gt;&gt;_app&lt;&lt;$app_name$&gt;&gt;_data_admin;&quot;;IF([.B56]=&quot;read&quot;;&quot;TO user_db&lt;&lt;$db_name$&gt;&gt;_app&lt;&lt;$app_name$&gt;&gt;_data_admin, user_db&lt;&lt;$db_name$&gt;&gt;_app&lt;&lt;$app_name$&gt;&gt;_data_reader;&quot;;IF([.B56]=&quot;public&quot;;&quot;TO PUBLIC;&quot;;&quot;error;&quot;))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&quot; &quot; &amp; IF([.B57]=&quot;admin&quot;;&quot; TO user_db&lt;&lt;$db_name$&gt;&gt;_app&lt;&lt;$app_name$&gt;&gt;_data_admin;&quot;;IF([.B57]=&quot;read&quot;;&quot;TO user_db&lt;&lt;$db_name$&gt;&gt;_app&lt;&lt;$app_name$&gt;&gt;_data_admin, user_db&lt;&lt;$db_name$&gt;&gt;_app&lt;&lt;$app_name$&gt;&gt;_data_reader;&quot;;IF([.B57]=&quot;public&quot;;&quot;TO PUBLIC;&quot;;&quot;error;&quot;))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&quot; &quot; &amp; IF([.B58]=&quot;admin&quot;;&quot; TO user_db&lt;&lt;$db_name$&gt;&gt;_app&lt;&lt;$app_name$&gt;&gt;_data_admin;&quot;;IF([.B58]=&quot;read&quot;;&quot;TO user_db&lt;&lt;$db_name$&gt;&gt;_app&lt;&lt;$app_name$&gt;&gt;_data_admin, user_db&lt;&lt;$db_name$&gt;&gt;_app&lt;&lt;$app_name$&gt;&gt;_data_reader;&quot;;IF([.B58]=&quot;public&quot;;&quot;TO PUBLIC;&quot;;&quot;error;&quot;))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9];3)=&quot;-- &quot;;[.D59]=&quot;&quot;);IF([.D59]=&quot;&quot;;&quot;&quot;;[.D59]);&quot;GRANT EXECUTE ON FUNCTION &quot; &amp; [.D59] &amp; &quot; &quot; &amp; IF([.B59]=&quot;admin&quot;;&quot; TO user_db&lt;&lt;$db_name$&gt;&gt;_app&lt;&lt;$app_name$&gt;&gt;_data_admin;&quot;;IF([.B59]=&quot;read&quot;;&quot;TO user_db&lt;&lt;$db_name$&gt;&gt;_app&lt;&lt;$app_name$&gt;&gt;_data_admin, user_db&lt;&lt;$db_name$&gt;&gt;_app&lt;&lt;$app_name$&gt;&gt;_data_reader;&quot;;IF([.B59]=&quot;public&quot;;&quot;TO PUBLIC;&quot;;&quot;error;&quot;))))">
            <text:p/>
          </table:table-cell>
          <table:table-cell/>
          <table:table-cell table:formula="of:=IF(OR(LEFT([.D59];3)=&quot;-- &quot;;[.D59]=&quot;&quot;);IF([.D59]=&quot;&quot;;&quot;&quot;;[.D59]);&quot;DROP FUNCTION IF EXISTS &quot; &amp; [.D5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0];3)=&quot;-- &quot;;[.D60]=&quot;&quot;);IF([.D60]=&quot;&quot;;&quot;&quot;;[.D60]);&quot;GRANT EXECUTE ON FUNCTION &quot; &amp; [.D60] &amp; &quot; &quot; &amp; IF([.B60]=&quot;admin&quot;;&quot; TO user_db&lt;&lt;$db_name$&gt;&gt;_app&lt;&lt;$app_name$&gt;&gt;_data_admin;&quot;;IF([.B60]=&quot;read&quot;;&quot;TO user_db&lt;&lt;$db_name$&gt;&gt;_app&lt;&lt;$app_name$&gt;&gt;_data_admin, user_db&lt;&lt;$db_name$&gt;&gt;_app&lt;&lt;$app_name$&gt;&gt;_data_reader;&quot;;IF([.B60]=&quot;public&quot;;&quot;TO PUBLIC;&quot;;&quot;error;&quot;))))">
            <text:p/>
          </table:table-cell>
          <table:table-cell/>
          <table:table-cell table:formula="of:=IF(OR(LEFT([.D60];3)=&quot;-- &quot;;[.D60]=&quot;&quot;);IF([.D60]=&quot;&quot;;&quot;&quot;;[.D60]);&quot;DROP FUNCTION IF EXISTS &quot; &amp; [.D6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1];3)=&quot;-- &quot;;[.D61]=&quot;&quot;);IF([.D61]=&quot;&quot;;&quot;&quot;;[.D61]);&quot;GRANT EXECUTE ON FUNCTION &quot; &amp; [.D61] &amp; &quot; &quot; &amp; IF([.B61]=&quot;admin&quot;;&quot; TO user_db&lt;&lt;$db_name$&gt;&gt;_app&lt;&lt;$app_name$&gt;&gt;_data_admin;&quot;;IF([.B61]=&quot;read&quot;;&quot;TO user_db&lt;&lt;$db_name$&gt;&gt;_app&lt;&lt;$app_name$&gt;&gt;_data_admin, user_db&lt;&lt;$db_name$&gt;&gt;_app&lt;&lt;$app_name$&gt;&gt;_data_reader;&quot;;IF([.B61]=&quot;public&quot;;&quot;TO PUBLIC;&quot;;&quot;error;&quot;))))">
            <text:p/>
          </table:table-cell>
          <table:table-cell/>
          <table:table-cell table:formula="of:=IF(OR(LEFT([.D61];3)=&quot;-- &quot;;[.D61]=&quot;&quot;);IF([.D61]=&quot;&quot;;&quot;&quot;;[.D61]);&quot;DROP FUNCTION IF EXISTS &quot; &amp; [.D6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2];3)=&quot;-- &quot;;[.D62]=&quot;&quot;);IF([.D62]=&quot;&quot;;&quot;&quot;;[.D62]);&quot;GRANT EXECUTE ON FUNCTION &quot; &amp; [.D62] &amp; &quot; &quot; &amp; IF([.B62]=&quot;admin&quot;;&quot; TO user_db&lt;&lt;$db_name$&gt;&gt;_app&lt;&lt;$app_name$&gt;&gt;_data_admin;&quot;;IF([.B62]=&quot;read&quot;;&quot;TO user_db&lt;&lt;$db_name$&gt;&gt;_app&lt;&lt;$app_name$&gt;&gt;_data_admin, user_db&lt;&lt;$db_name$&gt;&gt;_app&lt;&lt;$app_name$&gt;&gt;_data_reader;&quot;;IF([.B62]=&quot;public&quot;;&quot;TO PUBLIC;&quot;;&quot;error;&quot;))))">
            <text:p/>
          </table:table-cell>
          <table:table-cell/>
          <table:table-cell table:formula="of:=IF(OR(LEFT([.D62];3)=&quot;-- &quot;;[.D62]=&quot;&quot;);IF([.D62]=&quot;&quot;;&quot;&quot;;[.D62]);&quot;DROP FUNCTION IF EXISTS &quot; &amp; [.D6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3];3)=&quot;-- &quot;;[.D63]=&quot;&quot;);IF([.D63]=&quot;&quot;;&quot;&quot;;[.D63]);&quot;GRANT EXECUTE ON FUNCTION &quot; &amp; [.D63] &amp; &quot; &quot; &amp; IF([.B63]=&quot;admin&quot;;&quot; TO user_db&lt;&lt;$db_name$&gt;&gt;_app&lt;&lt;$app_name$&gt;&gt;_data_admin;&quot;;IF([.B63]=&quot;read&quot;;&quot;TO user_db&lt;&lt;$db_name$&gt;&gt;_app&lt;&lt;$app_name$&gt;&gt;_data_admin, user_db&lt;&lt;$db_name$&gt;&gt;_app&lt;&lt;$app_name$&gt;&gt;_data_reader;&quot;;IF([.B63]=&quot;public&quot;;&quot;TO PUBLIC;&quot;;&quot;error;&quot;))))">
            <text:p/>
          </table:table-cell>
          <table:table-cell/>
          <table:table-cell table:formula="of:=IF(OR(LEFT([.D63];3)=&quot;-- &quot;;[.D63]=&quot;&quot;);IF([.D63]=&quot;&quot;;&quot;&quot;;[.D63]);&quot;DROP FUNCTION IF EXISTS &quot; &amp; [.D6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4];3)=&quot;-- &quot;;[.D64]=&quot;&quot;);IF([.D64]=&quot;&quot;;&quot;&quot;;[.D64]);&quot;GRANT EXECUTE ON FUNCTION &quot; &amp; [.D64] &amp; &quot; &quot; &amp; IF([.B64]=&quot;admin&quot;;&quot; TO user_db&lt;&lt;$db_name$&gt;&gt;_app&lt;&lt;$app_name$&gt;&gt;_data_admin;&quot;;IF([.B64]=&quot;read&quot;;&quot;TO user_db&lt;&lt;$db_name$&gt;&gt;_app&lt;&lt;$app_name$&gt;&gt;_data_admin, user_db&lt;&lt;$db_name$&gt;&gt;_app&lt;&lt;$app_name$&gt;&gt;_data_reader;&quot;;IF([.B64]=&quot;public&quot;;&quot;TO PUBLIC;&quot;;&quot;error;&quot;))))">
            <text:p/>
          </table:table-cell>
          <table:table-cell/>
          <table:table-cell table:formula="of:=IF(OR(LEFT([.D64];3)=&quot;-- &quot;;[.D64]=&quot;&quot;);IF([.D64]=&quot;&quot;;&quot;&quot;;[.D64]);&quot;DROP FUNCTION IF EXISTS &quot; &amp; [.D6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5];3)=&quot;-- &quot;;[.D65]=&quot;&quot;);IF([.D65]=&quot;&quot;;&quot;&quot;;[.D65]);&quot;GRANT EXECUTE ON FUNCTION &quot; &amp; [.D65] &amp; &quot; &quot; &amp; IF([.B65]=&quot;admin&quot;;&quot; TO user_db&lt;&lt;$db_name$&gt;&gt;_app&lt;&lt;$app_name$&gt;&gt;_data_admin;&quot;;IF([.B65]=&quot;read&quot;;&quot;TO user_db&lt;&lt;$db_name$&gt;&gt;_app&lt;&lt;$app_name$&gt;&gt;_data_admin, user_db&lt;&lt;$db_name$&gt;&gt;_app&lt;&lt;$app_name$&gt;&gt;_data_reader;&quot;;IF([.B65]=&quot;public&quot;;&quot;TO PUBLIC;&quot;;&quot;error;&quot;))))">
            <text:p/>
          </table:table-cell>
          <table:table-cell/>
          <table:table-cell table:formula="of:=IF(OR(LEFT([.D65];3)=&quot;-- &quot;;[.D65]=&quot;&quot;);IF([.D65]=&quot;&quot;;&quot;&quot;;[.D65]);&quot;DROP FUNCTION IF EXISTS &quot; &amp; [.D6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6];3)=&quot;-- &quot;;[.D66]=&quot;&quot;);IF([.D66]=&quot;&quot;;&quot;&quot;;[.D66]);&quot;GRANT EXECUTE ON FUNCTION &quot; &amp; [.D66] &amp; &quot; &quot; &amp; IF([.B66]=&quot;admin&quot;;&quot; TO user_db&lt;&lt;$db_name$&gt;&gt;_app&lt;&lt;$app_name$&gt;&gt;_data_admin;&quot;;IF([.B66]=&quot;read&quot;;&quot;TO user_db&lt;&lt;$db_name$&gt;&gt;_app&lt;&lt;$app_name$&gt;&gt;_data_admin, user_db&lt;&lt;$db_name$&gt;&gt;_app&lt;&lt;$app_name$&gt;&gt;_data_reader;&quot;;IF([.B66]=&quot;public&quot;;&quot;TO PUBLIC;&quot;;&quot;error;&quot;))))">
            <text:p/>
          </table:table-cell>
          <table:table-cell/>
          <table:table-cell table:formula="of:=IF(OR(LEFT([.D66];3)=&quot;-- &quot;;[.D66]=&quot;&quot;);IF([.D66]=&quot;&quot;;&quot;&quot;;[.D66]);&quot;DROP FUNCTION IF EXISTS &quot; &amp; [.D6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7];3)=&quot;-- &quot;;[.D67]=&quot;&quot;);IF([.D67]=&quot;&quot;;&quot;&quot;;[.D67]);&quot;GRANT EXECUTE ON FUNCTION &quot; &amp; [.D67] &amp; &quot; &quot; &amp; IF([.B67]=&quot;admin&quot;;&quot; TO user_db&lt;&lt;$db_name$&gt;&gt;_app&lt;&lt;$app_name$&gt;&gt;_data_admin;&quot;;IF([.B67]=&quot;read&quot;;&quot;TO user_db&lt;&lt;$db_name$&gt;&gt;_app&lt;&lt;$app_name$&gt;&gt;_data_admin, user_db&lt;&lt;$db_name$&gt;&gt;_app&lt;&lt;$app_name$&gt;&gt;_data_reader;&quot;;IF([.B67]=&quot;public&quot;;&quot;TO PUBLIC;&quot;;&quot;error;&quot;))))">
            <text:p/>
          </table:table-cell>
          <table:table-cell/>
          <table:table-cell table:formula="of:=IF(OR(LEFT([.D67];3)=&quot;-- &quot;;[.D67]=&quot;&quot;);IF([.D67]=&quot;&quot;;&quot;&quot;;[.D67]);&quot;DROP FUNCTION IF EXISTS &quot; &amp; [.D6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8];3)=&quot;-- &quot;;[.D68]=&quot;&quot;);IF([.D68]=&quot;&quot;;&quot;&quot;;[.D68]);&quot;GRANT EXECUTE ON FUNCTION &quot; &amp; [.D68] &amp; &quot; &quot; &amp; IF([.B68]=&quot;admin&quot;;&quot; TO user_db&lt;&lt;$db_name$&gt;&gt;_app&lt;&lt;$app_name$&gt;&gt;_data_admin;&quot;;IF([.B68]=&quot;read&quot;;&quot;TO user_db&lt;&lt;$db_name$&gt;&gt;_app&lt;&lt;$app_name$&gt;&gt;_data_admin, user_db&lt;&lt;$db_name$&gt;&gt;_app&lt;&lt;$app_name$&gt;&gt;_data_reader;&quot;;IF([.B68]=&quot;public&quot;;&quot;TO PUBLIC;&quot;;&quot;error;&quot;))))">
            <text:p/>
          </table:table-cell>
          <table:table-cell/>
          <table:table-cell table:formula="of:=IF(OR(LEFT([.D68];3)=&quot;-- &quot;;[.D68]=&quot;&quot;);IF([.D68]=&quot;&quot;;&quot;&quot;;[.D68]);&quot;DROP FUNCTION IF EXISTS &quot; &amp; [.D6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9];3)=&quot;-- &quot;;[.D69]=&quot;&quot;);IF([.D69]=&quot;&quot;;&quot;&quot;;[.D69]);&quot;GRANT EXECUTE ON FUNCTION &quot; &amp; [.D69] &amp; &quot; &quot; &amp; IF([.B69]=&quot;admin&quot;;&quot; TO user_db&lt;&lt;$db_name$&gt;&gt;_app&lt;&lt;$app_name$&gt;&gt;_data_admin;&quot;;IF([.B69]=&quot;read&quot;;&quot;TO user_db&lt;&lt;$db_name$&gt;&gt;_app&lt;&lt;$app_name$&gt;&gt;_data_admin, user_db&lt;&lt;$db_name$&gt;&gt;_app&lt;&lt;$app_name$&gt;&gt;_data_reader;&quot;;IF([.B69]=&quot;public&quot;;&quot;TO PUBLIC;&quot;;&quot;error;&quot;))))">
            <text:p/>
          </table:table-cell>
          <table:table-cell/>
          <table:table-cell table:formula="of:=IF(OR(LEFT([.D69];3)=&quot;-- &quot;;[.D69]=&quot;&quot;);IF([.D69]=&quot;&quot;;&quot;&quot;;[.D69]);&quot;DROP FUNCTION IF EXISTS &quot; &amp; [.D6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0];3)=&quot;-- &quot;;[.D70]=&quot;&quot;);IF([.D70]=&quot;&quot;;&quot;&quot;;[.D70]);&quot;GRANT EXECUTE ON FUNCTION &quot; &amp; [.D70] &amp; &quot; &quot; &amp; IF([.B70]=&quot;admin&quot;;&quot; TO user_db&lt;&lt;$db_name$&gt;&gt;_app&lt;&lt;$app_name$&gt;&gt;_data_admin;&quot;;IF([.B70]=&quot;read&quot;;&quot;TO user_db&lt;&lt;$db_name$&gt;&gt;_app&lt;&lt;$app_name$&gt;&gt;_data_admin, user_db&lt;&lt;$db_name$&gt;&gt;_app&lt;&lt;$app_name$&gt;&gt;_data_reader;&quot;;IF([.B70]=&quot;public&quot;;&quot;TO PUBLIC;&quot;;&quot;error;&quot;))))">
            <text:p/>
          </table:table-cell>
          <table:table-cell/>
          <table:table-cell table:formula="of:=IF(OR(LEFT([.D70];3)=&quot;-- &quot;;[.D70]=&quot;&quot;);IF([.D70]=&quot;&quot;;&quot;&quot;;[.D70]);&quot;DROP FUNCTION IF EXISTS &quot; &amp; [.D7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1];3)=&quot;-- &quot;;[.D71]=&quot;&quot;);IF([.D71]=&quot;&quot;;&quot;&quot;;[.D71]);&quot;GRANT EXECUTE ON FUNCTION &quot; &amp; [.D71] &amp; &quot; &quot; &amp; IF([.B71]=&quot;admin&quot;;&quot; TO user_db&lt;&lt;$db_name$&gt;&gt;_app&lt;&lt;$app_name$&gt;&gt;_data_admin;&quot;;IF([.B71]=&quot;read&quot;;&quot;TO user_db&lt;&lt;$db_name$&gt;&gt;_app&lt;&lt;$app_name$&gt;&gt;_data_admin, user_db&lt;&lt;$db_name$&gt;&gt;_app&lt;&lt;$app_name$&gt;&gt;_data_reader;&quot;;IF([.B71]=&quot;public&quot;;&quot;TO PUBLIC;&quot;;&quot;error;&quot;))))">
            <text:p/>
          </table:table-cell>
          <table:table-cell/>
          <table:table-cell table:formula="of:=IF(OR(LEFT([.D71];3)=&quot;-- &quot;;[.D71]=&quot;&quot;);IF([.D71]=&quot;&quot;;&quot;&quot;;[.D71]);&quot;DROP FUNCTION IF EXISTS &quot; &amp; [.D7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2];3)=&quot;-- &quot;;[.D72]=&quot;&quot;);IF([.D72]=&quot;&quot;;&quot;&quot;;[.D72]);&quot;GRANT EXECUTE ON FUNCTION &quot; &amp; [.D72] &amp; &quot; &quot; &amp; IF([.B72]=&quot;admin&quot;;&quot; TO user_db&lt;&lt;$db_name$&gt;&gt;_app&lt;&lt;$app_name$&gt;&gt;_data_admin;&quot;;IF([.B72]=&quot;read&quot;;&quot;TO user_db&lt;&lt;$db_name$&gt;&gt;_app&lt;&lt;$app_name$&gt;&gt;_data_admin, user_db&lt;&lt;$db_name$&gt;&gt;_app&lt;&lt;$app_name$&gt;&gt;_data_reader;&quot;;IF([.B72]=&quot;public&quot;;&quot;TO PUBLIC;&quot;;&quot;error;&quot;))))">
            <text:p/>
          </table:table-cell>
          <table:table-cell/>
          <table:table-cell table:formula="of:=IF(OR(LEFT([.D72];3)=&quot;-- &quot;;[.D72]=&quot;&quot;);IF([.D72]=&quot;&quot;;&quot;&quot;;[.D72]);&quot;DROP FUNCTION IF EXISTS &quot; &amp; [.D7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3];3)=&quot;-- &quot;;[.D73]=&quot;&quot;);IF([.D73]=&quot;&quot;;&quot;&quot;;[.D73]);&quot;GRANT EXECUTE ON FUNCTION &quot; &amp; [.D73] &amp; &quot; &quot; &amp; IF([.B73]=&quot;admin&quot;;&quot; TO user_db&lt;&lt;$db_name$&gt;&gt;_app&lt;&lt;$app_name$&gt;&gt;_data_admin;&quot;;IF([.B73]=&quot;read&quot;;&quot;TO user_db&lt;&lt;$db_name$&gt;&gt;_app&lt;&lt;$app_name$&gt;&gt;_data_admin, user_db&lt;&lt;$db_name$&gt;&gt;_app&lt;&lt;$app_name$&gt;&gt;_data_reader;&quot;;IF([.B73]=&quot;public&quot;;&quot;TO PUBLIC;&quot;;&quot;error;&quot;))))">
            <text:p/>
          </table:table-cell>
          <table:table-cell/>
          <table:table-cell table:formula="of:=IF(OR(LEFT([.D73];3)=&quot;-- &quot;;[.D73]=&quot;&quot;);IF([.D73]=&quot;&quot;;&quot;&quot;;[.D73]);&quot;DROP FUNCTION IF EXISTS &quot; &amp; [.D7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4];3)=&quot;-- &quot;;[.D74]=&quot;&quot;);IF([.D74]=&quot;&quot;;&quot;&quot;;[.D74]);&quot;GRANT EXECUTE ON FUNCTION &quot; &amp; [.D74] &amp; &quot; &quot; &amp; IF([.B74]=&quot;admin&quot;;&quot; TO user_db&lt;&lt;$db_name$&gt;&gt;_app&lt;&lt;$app_name$&gt;&gt;_data_admin;&quot;;IF([.B74]=&quot;read&quot;;&quot;TO user_db&lt;&lt;$db_name$&gt;&gt;_app&lt;&lt;$app_name$&gt;&gt;_data_admin, user_db&lt;&lt;$db_name$&gt;&gt;_app&lt;&lt;$app_name$&gt;&gt;_data_reader;&quot;;IF([.B74]=&quot;public&quot;;&quot;TO PUBLIC;&quot;;&quot;error;&quot;))))">
            <text:p/>
          </table:table-cell>
          <table:table-cell/>
          <table:table-cell table:formula="of:=IF(OR(LEFT([.D74];3)=&quot;-- &quot;;[.D74]=&quot;&quot;);IF([.D74]=&quot;&quot;;&quot;&quot;;[.D74]);&quot;DROP FUNCTION IF EXISTS &quot; &amp; [.D7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5];3)=&quot;-- &quot;;[.D75]=&quot;&quot;);IF([.D75]=&quot;&quot;;&quot;&quot;;[.D75]);&quot;GRANT EXECUTE ON FUNCTION &quot; &amp; [.D75] &amp; &quot; &quot; &amp; IF([.B75]=&quot;admin&quot;;&quot; TO user_db&lt;&lt;$db_name$&gt;&gt;_app&lt;&lt;$app_name$&gt;&gt;_data_admin;&quot;;IF([.B75]=&quot;read&quot;;&quot;TO user_db&lt;&lt;$db_name$&gt;&gt;_app&lt;&lt;$app_name$&gt;&gt;_data_admin, user_db&lt;&lt;$db_name$&gt;&gt;_app&lt;&lt;$app_name$&gt;&gt;_data_reader;&quot;;IF([.B75]=&quot;public&quot;;&quot;TO PUBLIC;&quot;;&quot;error;&quot;))))">
            <text:p/>
          </table:table-cell>
          <table:table-cell/>
          <table:table-cell table:formula="of:=IF(OR(LEFT([.D75];3)=&quot;-- &quot;;[.D75]=&quot;&quot;);IF([.D75]=&quot;&quot;;&quot;&quot;;[.D75]);&quot;DROP FUNCTION IF EXISTS &quot; &amp; [.D75] &amp; &quot;;&quot;)">
            <text:p/>
          </table:table-cell>
        </table:table-row>
      </table:table>
      <table:table table:name="config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paramvals__shor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paramvals__short;">
            <text:p>DROP TYPE IF EXISTS t_paramval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param_key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param_key;">
            <text:p>DROP TYPE IF EXISTS t_configparam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arameter_value_uni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parameter_value_uni;">
            <text:p>DROP TYPE IF EXISTS t_cparameter_value_uni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pvalue_final_source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pvalue_final_source;">
            <text:p>DROP TYPE IF EXISTS t_cpvalue_final_sourc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8">
          <table:table-cell/>
          <table:table-cell office:value-type="string">
            <text:p>read</text:p>
          </table:table-cell>
          <table:table-cell/>
          <table:table-cell office:value-type="string">
            <text:p>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 TO user_db&lt;&lt;$db_name$&gt;&gt;_app&lt;&lt;$app_name$&gt;&gt;_data_admin, user_db&lt;&lt;$db_name$&gt;&gt;_app&lt;&lt;$app_name$&gt;&gt;_data_reader;">
            <text:p>GRANT EXECUTE ON FUNCTION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;">
            <text:p>DROP FUNCTION IF EXISTS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_from_list(par_parlist t_cparameter_value_uni[], par_target_nam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get_param_from_list(par_parlist t_cparameter_value_uni[], par_target_name varchar) TO user_db&lt;&lt;$db_name$&gt;&gt;_app&lt;&lt;$app_name$&gt;&gt;_data_admin, user_db&lt;&lt;$db_name$&gt;&gt;_app&lt;&lt;$app_name$&gt;&gt;_data_reader;">
            <text:p>GRANT EXECUTE ON FUNCTION get_param_from_list(par_parlist t_cparameter_value_uni[], par_target_name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get_param_from_list(par_parlist t_cparameter_value_uni[], par_target_name varchar);">
            <text:p>DROP FUNCTION IF EXISTS get_param_from_list(par_parlist t_cparameter_value_uni[], par_target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>
            <text:p/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(par_config_key t_config_key, param_key varchar, param_key_is_lnged boolean, par_lng_of_value t_code_key_by_lng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make_configparamkey(par_config_key t_config_key, param_key varchar, param_key_is_lnged boolean, par_lng_of_value t_code_key_by_lng) TO user_db&lt;&lt;$db_name$&gt;&gt;_app&lt;&lt;$app_name$&gt;&gt;_data_admin, user_db&lt;&lt;$db_name$&gt;&gt;_app&lt;&lt;$app_name$&gt;&gt;_data_reader;">
            <text:p>GRANT EXECUTE ON FUNCTION make_configparamkey(par_config_key t_config_key, param_key varchar, param_key_is_lnged boolean, par_lng_of_value t_code_key_by_lng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make_configparamkey(par_config_key t_config_key, param_key varchar, param_key_is_lnged boolean, par_lng_of_value t_code_key_by_lng);">
            <text:p>DROP FUNCTION IF EXISTS make_configparamkey(par_config_key t_config_key, param_key varchar, param_key_is_lnged boolean, par_lng_of_value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null(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make_configparamkey_null() TO user_db&lt;&lt;$db_name$&gt;&gt;_app&lt;&lt;$app_name$&gt;&gt;_data_admin, user_db&lt;&lt;$db_name$&gt;&gt;_app&lt;&lt;$app_name$&gt;&gt;_data_reader;">
            <text:p>GRANT EXECUTE ON FUNCTION make_configparam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make_configparamkey_null();">
            <text:p>DROP FUNCTION IF EXISTS make_config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2(par_confentity_id integer, par_config_id varchar, par_param_key varchar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make_configparamkey_bystr2(par_confentity_id integer, par_config_id varchar, par_param_key varchar) TO user_db&lt;&lt;$db_name$&gt;&gt;_app&lt;&lt;$app_name$&gt;&gt;_data_admin, user_db&lt;&lt;$db_name$&gt;&gt;_app&lt;&lt;$app_name$&gt;&gt;_data_reader;">
            <text:p>GRANT EXECUTE ON FUNCTION make_configparamkey_bystr2(par_confentity_id integer, par_config_id varchar, par_param_key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ake_configparamkey_bystr2(par_confentity_id integer, par_config_id varchar, par_param_key varchar);">
            <text:p>DROP FUNCTION IF EXISTS make_configparamkey_bystr2(par_confentity_id intege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3(par_confentity_str varchar, par_config_id varchar, par_param_key varchar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make_configparamkey_bystr3(par_confentity_str varchar, par_config_id varchar, par_param_key varchar) TO user_db&lt;&lt;$db_name$&gt;&gt;_app&lt;&lt;$app_name$&gt;&gt;_data_admin, user_db&lt;&lt;$db_name$&gt;&gt;_app&lt;&lt;$app_name$&gt;&gt;_data_reader;">
            <text:p>GRANT EXECUTE ON FUNCTION make_configparamkey_bystr3(par_confentity_str varchar, par_config_id varchar, par_param_key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make_configparamkey_bystr3(par_confentity_str varchar, par_config_id varchar, par_param_key varchar);">
            <text:p>DROP FUNCTION IF EXISTS make_configparamkey_bystr3(par_confentity_str varcha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p_from_cep(par_confparam_key t_confentityparam_key, par_config_id varchar, par_cfg_lnged boolean, par_lng_of_value t_code_key_by_lng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make_cop_from_cep(par_confparam_key t_confentityparam_key, par_config_id varchar, par_cfg_lnged boolean, par_lng_of_value t_code_key_by_lng) TO user_db&lt;&lt;$db_name$&gt;&gt;_app&lt;&lt;$app_name$&gt;&gt;_data_admin, user_db&lt;&lt;$db_name$&gt;&gt;_app&lt;&lt;$app_name$&gt;&gt;_data_reader;">
            <text:p>GRANT EXECUTE ON FUNCTION make_cop_from_cep(par_confparam_key t_confentityparam_key, par_config_id varchar, par_cfg_lnged boolean, par_lng_of_value t_code_key_by_lng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ake_cop_from_cep(par_confparam_key t_confentityparam_key, par_config_id varchar, par_cfg_lnged boolean, par_lng_of_value t_code_key_by_lng);">
            <text:p>DROP FUNCTION IF EXISTS make_cop_from_cep(par_confparam_key t_confentityparam_key, par_config_id varchar, par_cfg_lnged boolean, par_lng_of_value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ep_from_cop(par_configparam_key t_configparam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make_cep_from_cop(par_configparam_key t_configparam_key) TO user_db&lt;&lt;$db_name$&gt;&gt;_app&lt;&lt;$app_name$&gt;&gt;_data_admin, user_db&lt;&lt;$db_name$&gt;&gt;_app&lt;&lt;$app_name$&gt;&gt;_data_reader;">
            <text:p>GRANT EXECUTE ON FUNCTION make_cep_from_cop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make_cep_from_cop(par_configparam_key t_configparam_key);">
            <text:p>DROP FUNCTION IF EXISTS make_cep_from_cop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paramkey_is_null(par_configparam_key t_configparam_key, par_total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onfigparamkey_is_null(par_configparam_key t_configparam_key, par_total boolean) TO user_db&lt;&lt;$db_name$&gt;&gt;_app&lt;&lt;$app_name$&gt;&gt;_data_admin, user_db&lt;&lt;$db_name$&gt;&gt;_app&lt;&lt;$app_name$&gt;&gt;_data_reader;">
            <text:p>GRANT EXECUTE ON FUNCTION configparamkey_is_null(par_configparam_key t_configparam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onfigparamkey_is_null(par_configparam_key t_configparam_key, par_total boolean);">
            <text:p>DROP FUNCTION IF EXISTS configparamkey_is_null(par_configparam_key t_config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paramkey(par_configparam_key t_configparam_key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show_configparamkey(par_configparam_key t_configparam_key) TO user_db&lt;&lt;$db_name$&gt;&gt;_app&lt;&lt;$app_name$&gt;&gt;_data_admin, user_db&lt;&lt;$db_name$&gt;&gt;_app&lt;&lt;$app_name$&gt;&gt;_data_reader;">
            <text:p>GRANT EXECUTE ON FUNCTION show_configparamkey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show_configparamkey(par_configparam_key t_configparam_key);">
            <text:p>DROP FUNCTION IF EXISTS show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p_isit(par_configparam_key t_configparam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d_cop_isit(par_configparam_key t_configparam_key) TO user_db&lt;&lt;$db_name$&gt;&gt;_app&lt;&lt;$app_name$&gt;&gt;_data_admin, user_db&lt;&lt;$db_name$&gt;&gt;_app&lt;&lt;$app_name$&gt;&gt;_data_reader;">
            <text:p>GRANT EXECUTE ON FUNCTION optimized_cop_isit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d_cop_isit(par_configparam_key t_configparam_key);">
            <text:p>DROP FUNCTION IF EXISTS optimized_cop_isit(par_configparam_key t_configparam_key);</text:p>
          </table:table-cell>
        </table:table-row>
        <table:table-row table:style-name="ro5">
          <table:table-cell/>
          <table:table-cell office:value-type="string">
            <text:p>read</text:p>
          </table:table-cell>
          <table:table-cell/>
          <table:table-cell office:value-type="string">
            <text:p>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cparameter_finval_persists(&#10;          par_cparam_val      t_cparameter_value_uni&#10;        , par_final_value_src t_cpvalue_final_source&#10;        ) TO user_db&lt;&lt;$db_name$&gt;&gt;_app&lt;&lt;$app_name$&gt;&gt;_data_admin, user_db&lt;&lt;$db_name$&gt;&gt;_app&lt;&lt;$app_name$&gt;&gt;_data_reader;">
            <text:p>GRANT EXECUTE ON FUNCTION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cparameter_finval_persists(&#10;          par_cparam_val      t_cparameter_value_uni&#10;        , par_final_value_src t_cpvalue_final_source&#10;        );">
            <text:p>DROP FUNCTION IF EXISTS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paramkey(par_configparam_key t_configparam_key)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GRANT EXECUTE ON FUNCTION optimize_configparamkey(par_configparam_key t_configparam_key) TO user_db&lt;&lt;$db_name$&gt;&gt;_app&lt;&lt;$app_name$&gt;&gt;_data_admin, user_db&lt;&lt;$db_name$&gt;&gt;_app&lt;&lt;$app_name$&gt;&gt;_data_reader;">
            <text:p>GRANT EXECUTE ON FUNCTION optimize_configparamkey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optimize_configparamkey(par_configparam_key t_configparam_key);">
            <text:p>DROP FUNCTION IF EXISTS optimize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value_of_cop(par_configparam_key t_configparam_key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determine_cvalue_of_cop(par_configparam_key t_configparam_key) TO user_db&lt;&lt;$db_name$&gt;&gt;_app&lt;&lt;$app_name$&gt;&gt;_data_admin, user_db&lt;&lt;$db_name$&gt;&gt;_app&lt;&lt;$app_name$&gt;&gt;_data_reader;">
            <text:p>GRANT EXECUTE ON FUNCTION determine_cvalue_of_cop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determine_cvalue_of_cop(par_configparam_key t_configparam_key);">
            <text:p>DROP FUNCTION IF EXISTS determine_cvalue_of_cop(par_configparam_key t_configparam_key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determine_value_of_cvalue(&#10;                par_allow_null  boolean&#10;              , par_cparamvalue t_cparameter_value_uni&#10;              , par_config_key  t_config_key&#10;              , par_link_buffer varchar[]&#10;              ) TO user_db&lt;&lt;$db_name$&gt;&gt;_app&lt;&lt;$app_name$&gt;&gt;_data_admin, user_db&lt;&lt;$db_name$&gt;&gt;_app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, par_link_buffer varchar[]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determine_value_of_cvalue(&#10;                par_allow_null  boolean&#10;              , par_cparamvalue t_cparameter_value_uni&#10;              , par_config_key  t_config_key&#10;              ) TO user_db&lt;&lt;$db_name$&gt;&gt;_app&lt;&lt;$app_name$&gt;&gt;_data_admin, user_db&lt;&lt;$db_name$&gt;&gt;_app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finvalue_by_cop(</text:p>
            <text:p><text:s text:c="16"/>par_allow_null <text:s/>boolean</text:p>
            <text:p><text:s text:c="14"/>, par_configparam_key t_configparam_key</text:p>
            <text:p><text:s text:c="14"/>)</text:p>
            <text:p/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determine_finvalue_by_cop(&#10;                par_allow_null  boolean&#10;              , par_configparam_key t_configparam_key&#10;              )&#10; TO user_db&lt;&lt;$db_name$&gt;&gt;_app&lt;&lt;$app_name$&gt;&gt;_data_admin, user_db&lt;&lt;$db_name$&gt;&gt;_app&lt;&lt;$app_name$&gt;&gt;_data_reader;">
            <text:p>GRANT EXECUTE ON FUNCTION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<text:s/>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finvalue_by_cop(&#10;                par_allow_null  boolean&#10;              , par_configparam_key t_configparam_key&#10;              )&#10;;">
            <text:p>DROP FUNCTION IF EXISTS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;</text:p>
          </table:table-cell>
        </table:table-row>
        <table:table-row table:style-name="ro5">
          <table:table-cell/>
          <table:table-cell office:value-type="string">
            <text:p>read</text:p>
          </table:table-cell>
          <table:table-cell/>
          <table:table-cell office:value-type="string">
            <text:p>get_paramvalues(</text:p>
            <text:p><text:s text:c="10"/>par_allow_null_values boolean</text:p>
            <text:p><text:s text:c="8"/>, par_config_key <text:s text:c="7"/>t_config_key</text:p>
            <text:p><text:s text:c="8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get_paramvalues(&#10;          par_allow_null_values boolean&#10;        , par_config_key        t_config_key&#10;        ) TO user_db&lt;&lt;$db_name$&gt;&gt;_app&lt;&lt;$app_name$&gt;&gt;_data_admin, user_db&lt;&lt;$db_name$&gt;&gt;_app&lt;&lt;$app_name$&gt;&gt;_data_reader;">
            <text:p>GRANT EXECUTE ON FUNCTION get_paramvalues(</text:p>
            <text:p><text:s text:c="10"/>par_allow_null_values boolean</text:p>
            <text:p><text:s text:c="8"/>, par_config_key <text:s text:c="7"/>t_config_key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values(&#10;          par_allow_null_values boolean&#10;        , par_config_key        t_config_key&#10;        );">
            <text:p>DROP FUNCTION IF EXISTS get_paramvalues(</text:p>
            <text:p><text:s text:c="10"/>par_allow_null_values boolean</text:p>
            <text:p><text:s text:c="8"/>, par_config_key <text:s text:c="7"/>t_config_key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(par_configparam_key t_configparam_key, par_cpvalue t_cpvalue_uni, par_overwrite integer, par_lng_autoadd boolean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set_confparam_value(par_configparam_key t_configparam_key, par_cpvalue t_cpvalue_uni, par_overwrite integer, par_lng_autoadd boolean)  TO user_db&lt;&lt;$db_name$&gt;&gt;_app&lt;&lt;$app_name$&gt;&gt;_data_admin;">
            <text:p>GRANT EXECUTE ON FUNCTION set_confparam_value(par_configparam_key t_configparam_key, par_cpvalue t_cpvalue_uni, par_overwrite integer, par_lng_autoadd boolean) <text:s/>TO user_db&lt;&lt;$db_name$&gt;&gt;_app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set_confparam_value(par_configparam_key t_configparam_key, par_cpvalue t_cpvalue_uni, par_overwrite integer, par_lng_autoadd boolean);">
            <text:p>DROP FUNCTION IF EXISTS set_confparam_value(par_configparam_key t_configparam_key, par_cpvalue t_cpvalue_uni, par_overwrite integer, par_lng_autoadd boolean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s_set(par_config t_config_key, par_pv_set t_paramvals__short[], par_overwrite integer, par_lng_autoadd boolean)</text:p>
          </table:table-cell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 office:value-type="string" office:string-value="GRANT EXECUTE ON FUNCTION set_confparam_values_set(par_config t_config_key, par_pv_set t_paramvals__short[], par_overwrite integer, par_lng_autoadd boolean)  TO user_db&lt;&lt;$db_name$&gt;&gt;_app&lt;&lt;$app_name$&gt;&gt;_data_admin;">
            <text:p>GRANT EXECUTE ON FUNCTION set_confparam_values_set(par_config t_config_key, par_pv_set t_paramvals__short[], par_overwrite integer, par_lng_autoadd boolean) <text:s/>TO user_db&lt;&lt;$db_name$&gt;&gt;_app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set_confparam_values_set(par_config t_config_key, par_pv_set t_paramvals__short[], par_overwrite integer, par_lng_autoadd boolean);">
            <text:p>DROP FUNCTION IF EXISTS set_confparam_values_set(par_config t_config_key, par_pv_set t_paramvals__short[], par_overwrite integer, par_lng_autoadd boolean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 office:value-type="string" office:string-value="GRANT EXECUTE ON FUNCTION new_config(&#10;                par_ifdoesnt_exist  boolean&#10;              , par_confentity_key  t_confentity_key&#10;              , par_config_id       varchar&#10;              , par_paramvalues_set t_paramvals__short[]&#10;              )  TO user_db&lt;&lt;$db_name$&gt;&gt;_app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 <text:s/>TO user_db&lt;&lt;$db_name$&gt;&gt;_app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, par_paramvalues_set t_paramvals__short[]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set_confparam_value(par_configparam_key t_configparam_key, par_ifvalueexists boolean)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GRANT EXECUTE ON FUNCTION unset_confparam_value(par_configparam_key t_configparam_key, par_ifvalueexists boolean)  TO user_db&lt;&lt;$db_name$&gt;&gt;_app&lt;&lt;$app_name$&gt;&gt;_data_admin;">
            <text:p>GRANT EXECUTE ON FUNCTION unset_confparam_value(par_configparam_key t_configparam_key, par_ifvalueexists boolean) <text:s/>TO user_db&lt;&lt;$db_name$&gt;&gt;_app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unset_confparam_value(par_configparam_key t_configparam_key, par_ifvalueexists boolean);">
            <text:p>DROP FUNCTION IF EXISTS unset_confparam_value(par_configparam_key t_configparam_key, par_ifvalueexists boolean);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IF([.B4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IF([.B4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/>
          <table:table-cell/>
          <table:table-cell table:formula="of:=IF(OR(LEFT([.B44];3)=&quot;-- &quot;;[.B44]=&quot;&quot;);IF([.B44]=&quot;&quot;;&quot;&quot;;[.B44]);&quot;DROP TYPE IF EXISTS &quot; &amp; [.B44] &amp; &quot;;&quot;)">
            <text:p/>
          </table:table-cell>
          <table:table-cell/>
          <table:table-cell table:formula="of:=IF(OR(LEFT([.D44];3)=&quot;-- &quot;;[.D44]=&quot;&quot;);IF([.D44]=&quot;&quot;;&quot;&quot;;[.D44]);&quot;GRANT EXECUTE ON FUNCTION &quot; &amp; [.D44] &amp; IF([.B4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IF([.B4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IF([.B4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IF([.B4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IF([.B4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IF([.B4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IF([.B5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IF([.B5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IF([.B5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IF([.B5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IF([.B5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IF([.B5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IF([.B5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IF([.B5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IF([.B5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</table:table>
      <table:table table:name="configs_tre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analyzed_cfgs_se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analyzed_cfgs_set;">
            <text:p>DROP TYPE IF EXISTS t_analyzed_cfgs_se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keys_lis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_keys_list;">
            <text:p>DROP TYPE IF EXISTS t_config_keys_lis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_cycles_filtered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s_tree_rel_cycles_filtered;">
            <text:p>DROP TYPE IF EXISTS t_configs_tree_rel_cycles_filtered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s_tree_rel;">
            <text:p>DROP TYPE IF EXISTS t_configs_tree_rel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tree_rel_type</text:p>
          </table:table-cell>
          <table:table-cell/>
          <table:table-cell table:formula="of:=IF(OR(LEFT([.B8];3)=&quot;-- &quot;;[.B8]=&quot;&quot;);IF([.B8]=&quot;&quot;;&quot;&quot;;[.B8]);&quot;DROP TYPE IF EXISTS &quot; &amp; [.B8] &amp; &quot;;&quot;)" office:value-type="string" office:string-value="DROP TYPE IF EXISTS t_cfg_tree_rel_type;">
            <text:p>DROP TYPE IF EXISTS t_cfg_tree_rel_type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ints_array</text:p>
          </table:table-cell>
          <table:table-cell/>
          <table:table-cell table:formula="of:=IF(OR(LEFT([.B9];3)=&quot;-- &quot;;[.B9]=&quot;&quot;);IF([.B9]=&quot;&quot;;&quot;&quot;;[.B9]);&quot;DROP TYPE IF EXISTS &quot; &amp; [.B9] &amp; &quot;;&quot;)" office:value-type="string" office:string-value="DROP TYPE IF EXISTS t_ints_array;">
            <text:p>DROP TYPE IF EXISTS t_ints_array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Reference functions: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2cfgtreerel(par_finvalsrc t_cpvalue_final_source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finvalsrc2cfgtreerel(par_finvalsrc t_cpvalue_final_source) TO user_db&lt;&lt;$db_name$&gt;&gt;_app&lt;&lt;$app_name$&gt;&gt;_data_admin, user_db&lt;&lt;$db_name$&gt;&gt;_app&lt;&lt;$app_name$&gt;&gt;_data_reader;">
            <text:p>GRANT EXECUTE ON FUNCTION finvalsrc2cfgtreerel(par_finvalsrc t_cpvalue_final_sourc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invalsrc2cfgtreerel(par_finvalsrc t_cpvalue_final_source);">
            <text:p>DROP FUNCTION IF EXISTS finvalsrc2cfgtreerel(par_finvalsrc t_cpvalue_final_sourc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EQcfgtreerel(par_finvalsrc t_cpvalue_final_source, par_cfgtreerel t_cfg_tree_rel_type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finvalsrcEQcfgtreerel(par_finvalsrc t_cpvalue_final_source, par_cfgtreerel t_cfg_tree_rel_type) TO user_db&lt;&lt;$db_name$&gt;&gt;_app&lt;&lt;$app_name$&gt;&gt;_data_admin, user_db&lt;&lt;$db_name$&gt;&gt;_app&lt;&lt;$app_name$&gt;&gt;_data_reader;">
            <text:p>GRANT EXECUTE ON FUNCTION finvalsrcEQcfgtreerel(par_finvalsrc t_cpvalue_final_source, par_cfgtreerel t_cfg_tree_rel_typ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finvalsrcEQcfgtreerel(par_finvalsrc t_cpvalue_final_source, par_cfgtreerel t_cfg_tree_rel_type);">
            <text:p>DROP FUNCTION IF EXISTS finvalsrcEQcfgtreerel(par_finvalsrc t_cpvalue_final_source, par_cfgtreerel t_cfg_tree_rel_typ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rel_main_types_set(par_with_lnks boolean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fg_tree_rel_main_types_set(par_with_lnks boolean) TO user_db&lt;&lt;$db_name$&gt;&gt;_app&lt;&lt;$app_name$&gt;&gt;_data_admin, user_db&lt;&lt;$db_name$&gt;&gt;_app&lt;&lt;$app_name$&gt;&gt;_data_reader;">
            <text:p>GRANT EXECUTE ON FUNCTION cfg_tree_rel_main_types_set(par_with_lnks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fg_tree_rel_main_types_set(par_with_lnks boolean);">
            <text:p>DROP FUNCTION IF EXISTS cfg_tree_rel_main_types_set(par_with_lnks boolean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 TO user_db&lt;&lt;$db_name$&gt;&gt;_app&lt;&lt;$app_name$&gt;&gt;_data_admin, user_db&lt;&lt;$db_name$&gt;&gt;_app&lt;&lt;$app_name$&gt;&gt;_data_reader;">
            <text:p>GRANT EXECUTE ON FUNCTION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;">
            <text:p>DROP FUNCTION IF EXISTS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fgtreerow_path(par_configs_tree t_configs_tree_rel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fgtreerow_path(par_configs_tree t_configs_tree_rel) TO user_db&lt;&lt;$db_name$&gt;&gt;_app&lt;&lt;$app_name$&gt;&gt;_data_admin, user_db&lt;&lt;$db_name$&gt;&gt;_app&lt;&lt;$app_name$&gt;&gt;_data_reader;">
            <text:p>GRANT EXECUTE ON FUNCTION show_cfgtreerow_path(par_configs_tree t_configs_tree_rel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fgtreerow_path(par_configs_tree t_configs_tree_rel);">
            <text:p>DROP FUNCTION IF EXISTS show_cfgtreerow_path(par_configs_tree t_configs_tree_rel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>
            <text:p/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Analytic functions: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-- Analytic functions:">
            <text:p>-- Analytic functions: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idx_in_list(par_configkey t_config_key, par_config_list t_config_key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fg_idx_in_list(par_configkey t_config_key, par_config_list t_config_key[]) TO user_db&lt;&lt;$db_name$&gt;&gt;_app&lt;&lt;$app_name$&gt;&gt;_data_admin, user_db&lt;&lt;$db_name$&gt;&gt;_app&lt;&lt;$app_name$&gt;&gt;_data_reader;">
            <text:p>GRANT EXECUTE ON FUNCTION cfg_idx_in_list(par_configkey t_config_key, par_config_list t_config_key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fg_idx_in_list(par_configkey t_config_key, par_config_list t_config_key[]);">
            <text:p>DROP FUNCTION IF EXISTS cfg_idx_in_list(par_configkey t_config_key, par_config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2_cfgs(par_cfg_tree t_configs_tree_rel[], par_val_lng_code_id integer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cfg_tree_2_cfgs(par_cfg_tree t_configs_tree_rel[], par_val_lng_code_id integer) TO user_db&lt;&lt;$db_name$&gt;&gt;_app&lt;&lt;$app_name$&gt;&gt;_data_admin, user_db&lt;&lt;$db_name$&gt;&gt;_app&lt;&lt;$app_name$&gt;&gt;_data_reader;">
            <text:p>GRANT EXECUTE ON FUNCTION cfg_tree_2_cfgs(par_cfg_tree t_configs_tree_rel[], par_val_lng_code_id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fg_tree_2_cfgs(par_cfg_tree t_configs_tree_rel[], par_val_lng_code_id integer);">
            <text:p>DROP FUNCTION IF EXISTS cfg_tree_2_cfgs(par_cfg_tree t_configs_tree_rel[], par_val_lng_code_id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analyze_cfgs_tree(par_config_tree t_configs_tree_rel[], par_exclude_cfg t_config_key, par_asc_depth boolean, par_val_lng_id integer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analyze_cfgs_tree(par_config_tree t_configs_tree_rel[], par_exclude_cfg t_config_key, par_asc_depth boolean, par_val_lng_id integer) TO user_db&lt;&lt;$db_name$&gt;&gt;_app&lt;&lt;$app_name$&gt;&gt;_data_admin, user_db&lt;&lt;$db_name$&gt;&gt;_app&lt;&lt;$app_name$&gt;&gt;_data_reader;">
            <text:p>GRANT EXECUTE ON FUNCTION analyze_cfgs_tree(par_config_tree t_configs_tree_rel[], par_exclude_cfg t_config_key, par_asc_depth boolean, par_val_lng_id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analyze_cfgs_tree(par_config_tree t_configs_tree_rel[], par_exclude_cfg t_config_key, par_asc_depth boolean, par_val_lng_id integer);">
            <text:p>DROP FUNCTION IF EXISTS analyze_cfgs_tree(par_config_tree t_configs_tree_rel[], par_exclude_cfg t_config_key, par_asc_depth boolean, par_val_lng_id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key t_config_key, par_value_source_types t_cfg_tree_rel_type[]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super_cfgs_of(par_config_key t_config_key, par_value_source_types t_cfg_tree_rel_type[]) TO user_db&lt;&lt;$db_name$&gt;&gt;_app&lt;&lt;$app_name$&gt;&gt;_data_admin, user_db&lt;&lt;$db_name$&gt;&gt;_app&lt;&lt;$app_name$&gt;&gt;_data_reader;">
            <text:p>GRANT EXECUTE ON FUNCTION super_cfgs_of(par_config_key t_config_key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uper_cfgs_of(par_config_key t_config_key, par_value_source_types t_cfg_tree_rel_type[]);">
            <text:p>DROP FUNCTION IF EXISTS super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key t_config_key, par_value_source_types t_cfg_tree_rel_type[]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sub_cfgs_of(par_config_key t_config_key, par_value_source_types t_cfg_tree_rel_type[]) TO user_db&lt;&lt;$db_name$&gt;&gt;_app&lt;&lt;$app_name$&gt;&gt;_data_admin, user_db&lt;&lt;$db_name$&gt;&gt;_app&lt;&lt;$app_name$&gt;&gt;_data_reader;">
            <text:p>GRANT EXECUTE ON FUNCTION sub_cfgs_of(par_config_key t_config_key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sub_cfgs_of(par_config_key t_config_key, par_value_source_types t_cfg_tree_rel_type[]);">
            <text:p>DROP FUNCTION IF EXISTS sub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tree_entry t_configs_tree_rel, par_value_source_types t_cfg_tree_rel_type[])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GRANT EXECUTE ON FUNCTION super_cfgs_of(par_config_tree_entry t_configs_tree_rel, par_value_source_types t_cfg_tree_rel_type[]) TO user_db&lt;&lt;$db_name$&gt;&gt;_app&lt;&lt;$app_name$&gt;&gt;_data_admin, user_db&lt;&lt;$db_name$&gt;&gt;_app&lt;&lt;$app_name$&gt;&gt;_data_reader;">
            <text:p>GRANT EXECUTE ON FUNCTION super_cfgs_of(par_config_tree_entry t_configs_tree_rel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super_cfgs_of(par_config_tree_entry t_configs_tree_rel, par_value_source_types t_cfg_tree_rel_type[]);">
            <text:p>DROP FUNCTION IF EXISTS super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tree_entry t_configs_tree_rel, par_value_source_types t_cfg_tree_rel_type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sub_cfgs_of(par_config_tree_entry t_configs_tree_rel, par_value_source_types t_cfg_tree_rel_type[]) TO user_db&lt;&lt;$db_name$&gt;&gt;_app&lt;&lt;$app_name$&gt;&gt;_data_admin, user_db&lt;&lt;$db_name$&gt;&gt;_app&lt;&lt;$app_name$&gt;&gt;_data_reader;">
            <text:p>GRANT EXECUTE ON FUNCTION sub_cfgs_of(par_config_tree_entry t_configs_tree_rel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sub_cfgs_of(par_config_tree_entry t_configs_tree_rel, par_value_source_types t_cfg_tree_rel_type[]);">
            <text:p>DROP FUNCTION IF EXISTS sub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configparams_lnks_extraction(par_cfgs_tree t_configs_tree_rel[], par_value_source_types t_cfg_tree_rel_type[]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subconfigparams_lnks_extraction(par_cfgs_tree t_configs_tree_rel[], par_value_source_types t_cfg_tree_rel_type[]) TO user_db&lt;&lt;$db_name$&gt;&gt;_app&lt;&lt;$app_name$&gt;&gt;_data_admin, user_db&lt;&lt;$db_name$&gt;&gt;_app&lt;&lt;$app_name$&gt;&gt;_data_reader;">
            <text:p>GRANT EXECUTE ON FUNCTION subconfigparams_lnks_extraction(par_cfgs_tree t_configs_tree_rel[]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subconfigparams_lnks_extraction(par_cfgs_tree t_configs_tree_rel[], par_value_source_types t_cfg_tree_rel_type[]);">
            <text:p>DROP FUNCTION IF EXISTS subconfigparams_lnks_extraction(par_cfgs_tree t_configs_tree_rel[], par_value_source_types t_cfg_tree_rel_type[]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 TO user_db&lt;&lt;$db_name$&gt;&gt;_app&lt;&lt;$app_name$&gt;&gt;_data_admin, user_db&lt;&lt;$db_name$&gt;&gt;_app&lt;&lt;$app_name$&gt;&gt;_data_reader;">
            <text:p>GRANT EXECUTE ON FUNCTION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;">
            <text:p>DROP FUNCTION IF EXISTS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 TO user_db&lt;&lt;$db_name$&gt;&gt;_app&lt;&lt;$app_name$&gt;&gt;_data_admin, user_db&lt;&lt;$db_name$&gt;&gt;_app&lt;&lt;$app_name$&gt;&gt;_data_reader;">
            <text:p>GRANT EXECUTE ON FUNCTION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 TO user_db&lt;&lt;$db_name$&gt;&gt;_app&lt;&lt;$app_name$&gt;&gt;_data_admin, user_db&lt;&lt;$db_name$&gt;&gt;_app&lt;&lt;$app_name$&gt;&gt;_data_reader;">
            <text:p>GRANT EXECUTE ON FUNCTION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configs_that_use_subconfig(&#10;        par_config_key t_config_key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configs_that_use_subconfig(&#10;        par_config_key t_config_key&#10;      , par_recursive boolean&#10;      , par_populate_subconfig_links boolean&#10;      );">
            <text:p>DROP FUNCTION IF EXISTS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 office:value-type="string" office:string-value="GRANT EXECUTE ON FUNCTION configs_that_rely_on_confentity_default(&#10;        par_confentity_code_id integer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configs_that_rely_on_confentity_default(&#10;        par_confentity_code_id integer&#10;      , par_recursive boolean&#10;      , par_populate_subconfig_links boolean&#10;      );">
            <text:p>DROP FUNCTION IF EXISTS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GRANT EXECUTE ON FUNCTION configs_that_use_subconfentity(&#10;        par_subconfentity_code_id integer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DROP FUNCTION IF EXISTS configs_that_use_subconfentity(&#10;        par_subconfentity_code_id integer&#10;      , par_recursive boolean&#10;      , par_populate_subconfig_links boolean&#10;      );">
            <text:p>DROP FUNCTION IF EXISTS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configs_related_with_confentity(&#10;        par_confentity_id integer&#10;      , par_recursive    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configs_related_with_confentity(&#10;        par_confentity_id integer&#10;      , par_recursive     boolean&#10;      , par_populate_subconfig_links boolean&#10;      );">
            <text:p>DROP FUNCTION IF EXISTS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 office:value-type="string" office:string-value="-- none">
            <text:p>-- none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&quot; &quot; &amp; IF([.B49]=&quot;admin&quot;;&quot; TO user_db&lt;&lt;$db_name$&gt;&gt;_app&lt;&lt;$app_name$&gt;&gt;_data_admin;&quot;;IF([.B49]=&quot;read&quot;;&quot;TO user_db&lt;&lt;$db_name$&gt;&gt;_app&lt;&lt;$app_name$&gt;&gt;_data_admin, user_db&lt;&lt;$db_name$&gt;&gt;_app&lt;&lt;$app_name$&gt;&gt;_data_reader;&quot;;IF([.B49]=&quot;public&quot;;&quot;TO PUBLIC;&quot;;&quot;error;&quot;))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&quot; &quot; &amp; IF([.B50]=&quot;admin&quot;;&quot; TO user_db&lt;&lt;$db_name$&gt;&gt;_app&lt;&lt;$app_name$&gt;&gt;_data_admin;&quot;;IF([.B50]=&quot;read&quot;;&quot;TO user_db&lt;&lt;$db_name$&gt;&gt;_app&lt;&lt;$app_name$&gt;&gt;_data_admin, user_db&lt;&lt;$db_name$&gt;&gt;_app&lt;&lt;$app_name$&gt;&gt;_data_reader;&quot;;IF([.B50]=&quot;public&quot;;&quot;TO PUBLIC;&quot;;&quot;error;&quot;))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&quot; &quot; &amp; IF([.B51]=&quot;admin&quot;;&quot; TO user_db&lt;&lt;$db_name$&gt;&gt;_app&lt;&lt;$app_name$&gt;&gt;_data_admin;&quot;;IF([.B51]=&quot;read&quot;;&quot;TO user_db&lt;&lt;$db_name$&gt;&gt;_app&lt;&lt;$app_name$&gt;&gt;_data_admin, user_db&lt;&lt;$db_name$&gt;&gt;_app&lt;&lt;$app_name$&gt;&gt;_data_reader;&quot;;IF([.B51]=&quot;public&quot;;&quot;TO PUBLIC;&quot;;&quot;error;&quot;))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&quot; &quot; &amp; IF([.B52]=&quot;admin&quot;;&quot; TO user_db&lt;&lt;$db_name$&gt;&gt;_app&lt;&lt;$app_name$&gt;&gt;_data_admin;&quot;;IF([.B52]=&quot;read&quot;;&quot;TO user_db&lt;&lt;$db_name$&gt;&gt;_app&lt;&lt;$app_name$&gt;&gt;_data_admin, user_db&lt;&lt;$db_name$&gt;&gt;_app&lt;&lt;$app_name$&gt;&gt;_data_reader;&quot;;IF([.B52]=&quot;public&quot;;&quot;TO PUBLIC;&quot;;&quot;error;&quot;))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&quot; &quot; &amp; IF([.B53]=&quot;admin&quot;;&quot; TO user_db&lt;&lt;$db_name$&gt;&gt;_app&lt;&lt;$app_name$&gt;&gt;_data_admin;&quot;;IF([.B53]=&quot;read&quot;;&quot;TO user_db&lt;&lt;$db_name$&gt;&gt;_app&lt;&lt;$app_name$&gt;&gt;_data_admin, user_db&lt;&lt;$db_name$&gt;&gt;_app&lt;&lt;$app_name$&gt;&gt;_data_reader;&quot;;IF([.B53]=&quot;public&quot;;&quot;TO PUBLIC;&quot;;&quot;error;&quot;))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&quot; &quot; &amp; IF([.B54]=&quot;admin&quot;;&quot; TO user_db&lt;&lt;$db_name$&gt;&gt;_app&lt;&lt;$app_name$&gt;&gt;_data_admin;&quot;;IF([.B54]=&quot;read&quot;;&quot;TO user_db&lt;&lt;$db_name$&gt;&gt;_app&lt;&lt;$app_name$&gt;&gt;_data_admin, user_db&lt;&lt;$db_name$&gt;&gt;_app&lt;&lt;$app_name$&gt;&gt;_data_reader;&quot;;IF([.B54]=&quot;public&quot;;&quot;TO PUBLIC;&quot;;&quot;error;&quot;))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&quot; &quot; &amp; IF([.B55]=&quot;admin&quot;;&quot; TO user_db&lt;&lt;$db_name$&gt;&gt;_app&lt;&lt;$app_name$&gt;&gt;_data_admin;&quot;;IF([.B55]=&quot;read&quot;;&quot;TO user_db&lt;&lt;$db_name$&gt;&gt;_app&lt;&lt;$app_name$&gt;&gt;_data_admin, user_db&lt;&lt;$db_name$&gt;&gt;_app&lt;&lt;$app_name$&gt;&gt;_data_reader;&quot;;IF([.B55]=&quot;public&quot;;&quot;TO PUBLIC;&quot;;&quot;error;&quot;))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&quot; &quot; &amp; IF([.B56]=&quot;admin&quot;;&quot; TO user_db&lt;&lt;$db_name$&gt;&gt;_app&lt;&lt;$app_name$&gt;&gt;_data_admin;&quot;;IF([.B56]=&quot;read&quot;;&quot;TO user_db&lt;&lt;$db_name$&gt;&gt;_app&lt;&lt;$app_name$&gt;&gt;_data_admin, user_db&lt;&lt;$db_name$&gt;&gt;_app&lt;&lt;$app_name$&gt;&gt;_data_reader;&quot;;IF([.B56]=&quot;public&quot;;&quot;TO PUBLIC;&quot;;&quot;error;&quot;))))">
            <text:p/>
          </table:table-cell>
          <table:table-cell table:number-columns-repeated="2"/>
        </table:table-row>
      </table:table>
      <table:table table:name="completenes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mpleteness_check_file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mpleteness_check_file;">
            <text:p>DROP TYPE IF EXISTS t_completeness_check_file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mpleteness_check_row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mpleteness_check_row;">
            <text:p>DROP TYPE IF EXISTS t_completeness_check_row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thorough_report_warning_mode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thorough_report_warning_mode;">
            <text:p>DROP TYPE IF EXISTS t_thorough_report_warning_mod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mpleteness_interpretation(par_completeness t_config_completeness_check_result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completeness_interpretation(par_completeness t_config_completeness_check_result) TO user_db&lt;&lt;$db_name$&gt;&gt;_app&lt;&lt;$app_name$&gt;&gt;_data_admin, user_db&lt;&lt;$db_name$&gt;&gt;_app&lt;&lt;$app_name$&gt;&gt;_data_reader;">
            <text:p>GRANT EXECUTE ON FUNCTION completeness_interpretation(par_completeness t_config_completeness_check_result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completeness_interpretation(par_completeness t_config_completeness_check_result);">
            <text:p>DROP FUNCTION IF EXISTS completeness_interpretation(par_completeness t_config_completeness_check_result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mpleteness_check_result(par_completeness t_config_completeness_check_result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show_completeness_check_result(par_completeness t_config_completeness_check_result) TO user_db&lt;&lt;$db_name$&gt;&gt;_app&lt;&lt;$app_name$&gt;&gt;_data_admin, user_db&lt;&lt;$db_name$&gt;&gt;_app&lt;&lt;$app_name$&gt;&gt;_data_reader;">
            <text:p>GRANT EXECUTE ON FUNCTION show_completeness_check_result(par_completeness t_config_completeness_check_result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show_completeness_check_result(par_completeness t_config_completeness_check_result);">
            <text:p>DROP FUNCTION IF EXISTS show_completeness_check_result(par_completeness t_config_completeness_check_result);</text:p>
          </table:table-cell>
        </table:table-row>
        <table:table-row table:style-name="ro10">
          <table:table-cell/>
          <table:table-cell office:value-type="string">
            <text:p>read</text:p>
          </table:table-cell>
          <table:table-cell/>
          <table:table-cell office:value-type="string">
            <text:p>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 TO user_db&lt;&lt;$db_name$&gt;&gt;_app&lt;&lt;$app_name$&gt;&gt;_data_admin, user_db&lt;&lt;$db_name$&gt;&gt;_app&lt;&lt;$app_name$&gt;&gt;_data_reader;">
            <text:p>GRANT EXECUTE ON FUNCTION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;">
            <text:p>DROP FUNCTION IF EXISTS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orm_cc_report(par_cfgkey t_config_key, par_cc_rows t_completeness_check_row[]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form_cc_report(par_cfgkey t_config_key, par_cc_rows t_completeness_check_row[]) TO user_db&lt;&lt;$db_name$&gt;&gt;_app&lt;&lt;$app_name$&gt;&gt;_data_admin, user_db&lt;&lt;$db_name$&gt;&gt;_app&lt;&lt;$app_name$&gt;&gt;_data_reader;">
            <text:p>GRANT EXECUTE ON FUNCTION form_cc_report(par_cfgkey t_config_key, par_cc_rows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orm_cc_report(par_cfgkey t_config_key, par_cc_rows t_completeness_check_row[]);">
            <text:p>DROP FUNCTION IF EXISTS form_cc_report(par_cfgkey t_config_key, par_cc_rows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>
            <text:p/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>
            <text:p/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Analytic functions: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-- Analytic functions:">
            <text:p>-- Analytic functions: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null_check(par_cc_row t_completeness_check_row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cc_null_check(par_cc_row t_completeness_check_row) TO user_db&lt;&lt;$db_name$&gt;&gt;_app&lt;&lt;$app_name$&gt;&gt;_data_admin, user_db&lt;&lt;$db_name$&gt;&gt;_app&lt;&lt;$app_name$&gt;&gt;_data_reader;">
            <text:p>GRANT EXECUTE ON FUNCTION cc_null_check(par_cc_row t_completeness_check_row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cc_null_check(par_cc_row t_completeness_check_row);">
            <text:p>DROP FUNCTION IF EXISTS cc_null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cnstr_arr_check(par_cc_row t_completeness_check_row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cc_cnstr_arr_check(par_cc_row t_completeness_check_row) TO user_db&lt;&lt;$db_name$&gt;&gt;_app&lt;&lt;$app_name$&gt;&gt;_data_admin, user_db&lt;&lt;$db_name$&gt;&gt;_app&lt;&lt;$app_name$&gt;&gt;_data_reader;">
            <text:p>GRANT EXECUTE ON FUNCTION cc_cnstr_arr_check(par_cc_row t_completeness_check_row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cc_cnstr_arr_check(par_cc_row t_completeness_check_row);">
            <text:p>DROP FUNCTION IF EXISTS cc_cnstr_arr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eek_paramvalues_cc_by_subcfg_ctr(par_config_tree_row t_configs_tree_rel, par_pvcc_set t_completeness_check_row[]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seek_paramvalues_cc_by_subcfg_ctr(par_config_tree_row t_configs_tree_rel, par_pvcc_set t_completeness_check_row[]) TO user_db&lt;&lt;$db_name$&gt;&gt;_app&lt;&lt;$app_name$&gt;&gt;_data_admin, user_db&lt;&lt;$db_name$&gt;&gt;_app&lt;&lt;$app_name$&gt;&gt;_data_reader;">
            <text:p>GRANT EXECUTE ON FUNCTION seek_paramvalues_cc_by_subcfg_ctr(par_config_tree_row t_configs_tree_rel, par_pvcc_set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seek_paramvalues_cc_by_subcfg_ctr(par_config_tree_row t_configs_tree_rel, par_pvcc_set t_completeness_check_row[]);">
            <text:p>DROP FUNCTION IF EXISTS seek_paramvalues_cc_by_subcfg_ctr(par_config_tree_row t_configs_tree_rel, par_pvcc_set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isit(par_cc_rows t_completeness_check_row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c_isit(par_cc_rows t_completeness_check_row[]) TO user_db&lt;&lt;$db_name$&gt;&gt;_app&lt;&lt;$app_name$&gt;&gt;_data_admin, user_db&lt;&lt;$db_name$&gt;&gt;_app&lt;&lt;$app_name$&gt;&gt;_data_reader;">
            <text:p>GRANT EXECUTE ON FUNCTION cc_isit(par_cc_rows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c_isit(par_cc_rows t_completeness_check_row[]);">
            <text:p>DROP FUNCTION IF EXISTS cc_isit(par_cc_rows t_completeness_check_row[]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check_paramvalues_cc(</text:p>
            <text:p><text:s text:c="10"/>par_cc_rows <text:s text:c="16"/>t_completeness_check_row[]</text:p>
            <text:p><text:s text:c="8"/>, par_perform_cnstr_checks <text:s text:c="3"/>integer</text:p>
            <text:p><text:s text:c="8"/>, par_thorough_report_warning t_thorough_report_warning_mode</text:p>
            <text:p><text:s text:c="8"/>, par_val_lng_id <text:s text:c="13"/>integer</text:p>
            <text:p><text:s text:c="8"/>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check_paramvalues_cc(&#10;          par_cc_rows                 t_completeness_check_row[]&#10;        , par_perform_cnstr_checks    integer&#10;        , par_thorough_report_warning t_thorough_report_warning_mode&#10;        , par_val_lng_id              integer&#10;        ) TO user_db&lt;&lt;$db_name$&gt;&gt;_app&lt;&lt;$app_name$&gt;&gt;_data_admin, user_db&lt;&lt;$db_name$&gt;&gt;_app&lt;&lt;$app_name$&gt;&gt;_data_reader;">
            <text:p>GRANT EXECUTE ON FUNCTION check_paramvalues_cc(</text:p>
            <text:p><text:s text:c="10"/>par_cc_rows <text:s text:c="16"/>t_completeness_check_row[]</text:p>
            <text:p><text:s text:c="8"/>, par_perform_cnstr_checks <text:s text:c="3"/>integer</text:p>
            <text:p><text:s text:c="8"/>, par_thorough_report_warning t_thorough_report_warning_mode</text:p>
            <text:p><text:s text:c="8"/>, par_val_lng_id <text:s text:c="13"/>integer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heck_paramvalues_cc(&#10;          par_cc_rows                 t_completeness_check_row[]&#10;        , par_perform_cnstr_checks    integer&#10;        , par_thorough_report_warning t_thorough_report_warning_mode&#10;        , par_val_lng_id              integer&#10;        );">
            <text:p>DROP FUNCTION IF EXISTS check_paramvalues_cc(</text:p>
            <text:p><text:s text:c="10"/>par_cc_rows <text:s text:c="16"/>t_completeness_check_row[]</text:p>
            <text:p><text:s text:c="8"/>, par_perform_cnstr_checks <text:s text:c="3"/>integer</text:p>
            <text:p><text:s text:c="8"/>, par_thorough_report_warning t_thorough_report_warning_mode</text:p>
            <text:p><text:s text:c="8"/>, par_val_lng_id <text:s text:c="13"/>integer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, par_val_lng_id <text:s text:c="13"/>integer</text:p>
            <text:p><text:s text:c="14"/>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cc_subcfg_compl_check(&#10;                par_cc_row                  t_completeness_check_row&#10;              , par_thorough_mode           integer&#10;              , par_thorough_report_warning t_thorough_report_warning_mode&#10;              , par_val_lng_id              integer&#10;              ) TO user_db&lt;&lt;$db_name$&gt;&gt;_app&lt;&lt;$app_name$&gt;&gt;_data_admin, user_db&lt;&lt;$db_name$&gt;&gt;_app&lt;&lt;$app_name$&gt;&gt;_data_reader;">
            <text:p>GRANT EXECUTE ON FUNCTION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, par_val_lng_id <text:s text:c="13"/>integer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cc_subcfg_compl_check(&#10;                par_cc_row                  t_completeness_check_row&#10;              , par_thorough_mode           integer&#10;              , par_thorough_report_warning t_thorough_report_warning_mode&#10;              , par_val_lng_id              integer&#10;              );">
            <text:p>DROP FUNCTION IF EXISTS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, par_val_lng_id <text:s text:c="13"/>integer</text:p>
            <text:p><text:s text:c="14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values_cc(par_config_key t_config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get_paramvalues_cc(par_config_key t_config_key) TO user_db&lt;&lt;$db_name$&gt;&gt;_app&lt;&lt;$app_name$&gt;&gt;_data_admin, user_db&lt;&lt;$db_name$&gt;&gt;_app&lt;&lt;$app_name$&gt;&gt;_data_reader;">
            <text:p>GRANT EXECUTE ON FUNCTION get_paramvalues_cc(par_config_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get_paramvalues_cc(par_config_key t_config_key);">
            <text:p>DROP FUNCTION IF EXISTS get_paramvalues_cc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Administration functions:">
            <text:p>-- Administration functions:</text:p>
          </table:table-cell>
        </table:table-row>
        <table:table-row table:style-name="ro8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tree_row <text:s text:c="8"/>t_configs_tree_rel</text:p>
            <text:p><text:s text:c="16"/>, par_values_lng_id <text:s text:c="10"/>integer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config_completeness(&#10;                  par_config_tree_row         t_configs_tree_rel&#10;                , par_values_lng_id           integer&#10;                , par_thorough_check          integer&#10;                , par_thorough_report_warning t_thorough_report_warning_mode&#10;                , par_update_mode             integer&#10;                )  TO user_db&lt;&lt;$db_name$&gt;&gt;_app&lt;&lt;$app_name$&gt;&gt;_data_admin;">
            <text:p>GRANT EXECUTE ON FUNCTION config_completeness(</text:p>
            <text:p><text:s text:c="18"/>par_config_tree_row <text:s text:c="8"/>t_configs_tree_rel</text:p>
            <text:p><text:s text:c="16"/>, par_values_lng_id <text:s text:c="10"/>integer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onfig_completeness(&#10;                  par_config_tree_row         t_configs_tree_rel&#10;                , par_values_lng_id           integer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tree_row <text:s text:c="8"/>t_configs_tree_rel</text:p>
            <text:p><text:s text:c="16"/>, par_values_lng_id <text:s text:c="10"/>integer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  TO user_db&lt;&lt;$db_name$&gt;&gt;_app&lt;&lt;$app_name$&gt;&gt;_data_admin;">
            <text:p>GRANT EXECUTE ON FUNCTION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config_is_complete(&#10;                  par_config_key              t_config_key&#10;                , par_thorough_check          integer&#10;                , par_thorough_report_warning t_thorough_report_warning_mode&#10;                )  TO user_db&lt;&lt;$db_name$&gt;&gt;_app&lt;&lt;$app_name$&gt;&gt;_data_admin;">
            <text:p>GRANT EXECUTE ON FUNCTION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config_is_complete(&#10;                  par_config_key              t_config_key&#10;                , par_thorough_check          integer&#10;                , par_thorough_report_warning t_thorough_report_warning_mode&#10;                );">
            <text:p>DROP FUNCTION IF EXISTS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try_to_complete_config(par_config_key t_config_key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try_to_complete_config(par_config_key t_config_key)  TO user_db&lt;&lt;$db_name$&gt;&gt;_app&lt;&lt;$app_name$&gt;&gt;_data_admin;">
            <text:p>GRANT EXECUTE ON FUNCTION try_to_complete_config(par_config_key t_config_key) <text:s/>TO user_db&lt;&lt;$db_name$&gt;&gt;_app&lt;&lt;$app_name$&gt;&gt;_data_admin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try_to_complete_config(par_config_key t_config_key);">
            <text:p>DROP FUNCTION IF EXISTS try_to_complete_confi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complete_cfg(par_config_key t_config_key)</text:p>
          </table:table-cell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 office:value-type="string" office:string-value="GRANT EXECUTE ON FUNCTION uncomplete_cfg(par_config_key t_config_key)  TO user_db&lt;&lt;$db_name$&gt;&gt;_app&lt;&lt;$app_name$&gt;&gt;_data_admin;">
            <text:p>GRANT EXECUTE ON FUNCTION uncomplete_cfg(par_config_key t_config_key) <text:s/>TO user_db&lt;&lt;$db_name$&gt;&gt;_app&lt;&lt;$app_name$&gt;&gt;_data_admin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uncomplete_cfg(par_config_key t_config_key);">
            <text:p>DROP FUNCTION IF EXISTS uncomplete_cf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>
            <text:p/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 table:number-columns-repeated="2"/>
        </table:table-row>
      </table:table>
      <table:table table:name="gen_func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];3)=&quot;-- &quot;;[.B4]=&quot;&quot;);IF([.B4]=&quot;&quot;;&quot;&quot;;[.B4]);&quot;DROP TYPE IF EXISTS &quot; &amp; [.B4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5];3)=&quot;-- &quot;;[.B5]=&quot;&quot;);IF([.B5]=&quot;&quot;;&quot;&quot;;[.B5]);&quot;DROP TYPE IF EXISTS &quot; &amp; [.B5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none">
            <text:p>-- none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>
            <text:p/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(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read_cfgmngsys_setup() TO user_db&lt;&lt;$db_name$&gt;&gt;_app&lt;&lt;$app_name$&gt;&gt;_data_admin, user_db&lt;&lt;$db_name$&gt;&gt;_app&lt;&lt;$app_name$&gt;&gt;_data_reader;">
            <text:p>GRANT EXECUTE ON FUNCTION read_cfgmngsys_setup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read_cfgmngsys_setup();">
            <text:p>DROP FUNCTION IF EXISTS read_cfgmngsys_setup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__output_credel_notices(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read_cfgmngsys_setup__output_credel_notices() TO user_db&lt;&lt;$db_name$&gt;&gt;_app&lt;&lt;$app_name$&gt;&gt;_data_admin, user_db&lt;&lt;$db_name$&gt;&gt;_app&lt;&lt;$app_name$&gt;&gt;_data_reader;">
            <text:p>GRANT EXECUTE ON FUNCTION read_cfgmngsys_setup__output_credel_notices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read_cfgmngsys_setup__output_credel_notices();">
            <text:p>DROP FUNCTION IF EXISTS read_cfgmngsys_setup__output_credel_notices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__perform_completness_routines(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read_cfgmngsys_setup__perform_completness_routines() TO user_db&lt;&lt;$db_name$&gt;&gt;_app&lt;&lt;$app_name$&gt;&gt;_data_admin, user_db&lt;&lt;$db_name$&gt;&gt;_app&lt;&lt;$app_name$&gt;&gt;_data_reader;">
            <text:p>GRANT EXECUTE ON FUNCTION read_cfgmngsys_setup__perform_completness_routines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read_cfgmngsys_setup__perform_completness_routines();">
            <text:p>DROP FUNCTION IF EXISTS read_cfgmngsys_setup__perform_completness_routines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__autoadd_lnged_cfgs(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read_cfgmngsys_setup__autoadd_lnged_cfgs() TO user_db&lt;&lt;$db_name$&gt;&gt;_app&lt;&lt;$app_name$&gt;&gt;_data_admin, user_db&lt;&lt;$db_name$&gt;&gt;_app&lt;&lt;$app_name$&gt;&gt;_data_reader;">
            <text:p>GRANT EXECUTE ON FUNCTION read_cfgmngsys_setup__autoadd_lnged_cfgs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read_cfgmngsys_setup__autoadd_lnged_cfgs();">
            <text:p>DROP FUNCTION IF EXISTS read_cfgmngsys_setup__autoadd_lnged_cfgs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>
            <text:p/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pdate_cfgs_ondepmodify(par_deps_list t_configs_tree_rel[], par_exclude_cfg t_config_key, par_val_lng_id integer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update_cfgs_ondepmodify(par_deps_list t_configs_tree_rel[], par_exclude_cfg t_config_key, par_val_lng_id integer)  TO user_db&lt;&lt;$db_name$&gt;&gt;_app&lt;&lt;$app_name$&gt;&gt;_data_admin;">
            <text:p>GRANT EXECUTE ON FUNCTION update_cfgs_ondepmodify(par_deps_list t_configs_tree_rel[], par_exclude_cfg t_config_key, par_val_lng_id integer) <text:s/>TO user_db&lt;&lt;$db_name$&gt;&gt;_app&lt;&lt;$app_name$&gt;&gt;_data_admin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update_cfgs_ondepmodify(par_deps_list t_configs_tree_rel[], par_exclude_cfg t_config_key, par_val_lng_id integer);">
            <text:p>DROP FUNCTION IF EXISTS update_cfgs_ondepmodify(par_deps_list t_configs_tree_rel[], par_exclude_cfg t_config_key, par_val_lng_id intege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>
            <text:p/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>
            <text:p/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>
            <text:p/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33];3)=&quot;-- &quot;;[.D33]=&quot;&quot;);IF([.D33]=&quot;&quot;;&quot;&quot;;[.D33]);&quot;GRANT EXECUTE ON FUNCTION &quot; &amp; [.D33] &amp; IF([.B3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>
            <text:p/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2];3)=&quot;-- &quot;;[.B42]=&quot;&quot;);IF([.B42]=&quot;&quot;;&quot;&quot;;[.B42]);&quot;DROP TYPE IF EXISTS &quot; &amp; [.B42] &amp; &quot;;&quot;)">
            <text:p/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/08/2010</text:date>, <text:time>07:29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8-25T07:29:53.20</dc:date>
    <dc:creator>Belka </dc:creator>
    <meta:editing-duration>PT155H24M44S</meta:editing-duration>
    <meta:editing-cycles>74</meta:editing-cycles>
    <meta:generator>OpenOffice.org/3.2$Win32 OpenOffice.org_project/320m17$Build-9498</meta:generator>
    <meta:document-statistic meta:table-count="7" meta:cell-count="1145" meta:object-count="0"/>
  </office:meta>
</office:document-meta>
</file>